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7a5a6"/>
    </style:style>
    <style:style style:name="gr2" style:family="graphic" style:parent-style-name="standard">
      <style:graphic-properties draw:stroke="none" draw:fill="solid" draw:fill-color="#100f0d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74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84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solid" draw:fill-color="#80808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52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92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8.01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2.93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37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05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3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79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89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34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2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64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9.6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4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4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12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246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57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00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67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5.61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6.28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5.83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6.0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9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1.99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91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0.77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3.81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4.265cm" fo:padding-top="0cm" fo:padding-bottom="0cm" fo:padding-left="0cm" fo:padding-right="0cm"/>
    </style:style>
    <style:style style:name="P1" style:family="paragraph">
      <loext:graphic-properties draw:fill="solid" draw:fill-color="#a7a5a6"/>
    </style:style>
    <style:style style:name="P2" style:family="paragraph">
      <loext:graphic-properties draw:fill="solid" draw:fill-color="#100f0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808080"/>
    </style:style>
    <style:style style:name="P10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1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2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3" style:family="paragraph">
      <loext:graphic-properties draw:fill="none"/>
      <style:text-properties fo:font-size="8.5pt" style:font-size-asian="8.5pt" style:font-size-complex="8.5pt"/>
    </style:style>
    <style:style style:name="P14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T1" style:family="text">
      <style:text-properties fo:color="#000000" style:font-name="CenturyGothic1" fo:font-size="24pt" fo:font-weight="bold" style:font-size-asian="24pt" style:font-name-complex="CenturyGothic1" style:font-size-complex="24pt" style:font-weight-complex="bold"/>
    </style:style>
    <style:style style:name="T2" style:family="text">
      <style:text-properties fo:color="#a7a5a6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3" style:family="text">
      <style:text-properties fo:color="#000000" style:font-name="Computer Modern1" fo:font-size="10pt" style:font-size-asian="10pt" style:font-name-complex="Computer Modern1" style:font-size-complex="10pt"/>
    </style:style>
    <style:style style:name="T4" style:family="text">
      <style:text-properties fo:color="#ffffff" style:font-name="CenturyGothic1" fo:font-size="14.1000003814697pt" fo:font-weight="bold" style:font-size-asian="14.1000003814697pt" style:font-name-complex="CenturyGothic1" style:font-size-complex="14.1000003814697pt" style:font-weight-complex="bold"/>
    </style:style>
    <style:style style:name="T5" style:family="text">
      <style:text-properties fo:color="#000000" style:font-name="CenturyGothic1" fo:font-size="10.6000003814697pt" fo:font-style="italic" fo:font-weight="bold" style:font-size-asian="10.6000003814697pt" style:font-name-complex="CenturyGothic1" style:font-size-complex="10.6000003814697pt" style:font-style-complex="italic" style:font-weight-complex="bold"/>
    </style:style>
    <style:style style:name="T6" style:family="text">
      <style:text-properties fo:color="#000000" style:font-name="CenturyGothic1" fo:font-size="10.6000003814697pt" fo:font-style="italic" style:font-size-asian="10.6000003814697pt" style:font-name-complex="CenturyGothic1" style:font-size-complex="10.6000003814697pt" style:font-style-complex="italic"/>
    </style:style>
    <style:style style:name="T7" style:family="text">
      <style:text-properties fo:color="#ffffff" style:font-name="CenturyGothic1" fo:font-size="13.3999996185303pt" fo:font-weight="bold" style:font-size-asian="13.3999996185303pt" style:font-name-complex="CenturyGothic1" style:font-size-complex="13.3999996185303pt" style:font-weight-complex="bold"/>
    </style:style>
    <style:style style:name="T8" style:family="text">
      <style:text-properties fo:color="#000000" style:font-name="CenturyGothic1" fo:font-size="8.5pt" fo:font-style="italic" style:font-size-asian="8.5pt" style:font-name-complex="CenturyGothic1" style:font-size-complex="8.5pt" style:font-style-complex="italic"/>
    </style:style>
    <style:style style:name="T9" style:family="text">
      <style:text-properties fo:color="#000000" style:font-name="Courier1" fo:font-size="10.6000003814697pt" style:font-size-asian="10.6000003814697pt" style:font-name-complex="Courier1" style:font-size-complex="10.6000003814697pt"/>
    </style:style>
    <style:style style:name="T10" style:family="text">
      <style:text-properties fo:color="#000000" style:font-name="CenturyGothic1" fo:font-size="10.6000003814697pt" style:font-size-asian="10.6000003814697pt" style:font-name-complex="CenturyGothic1" style:font-size-complex="10.6000003814697pt"/>
    </style:style>
    <style:style style:name="T11" style:family="text">
      <style:text-properties fo:color="#000000" style:font-name="Symbol1" fo:font-size="10.6000003814697pt" style:font-size-asian="10.6000003814697pt" style:font-name-complex="Symbol1" style:font-size-complex="10.6000003814697pt"/>
    </style:style>
    <style:style style:name="T12" style:family="text">
      <style:text-properties fo:color="#000000" style:font-name="CenturyGothic1" fo:font-size="6.30000019073486pt" fo:font-style="italic" style:font-size-asian="6.30000019073486pt" style:font-name-complex="CenturyGothic1" style:font-size-complex="6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13">
        <draw:path draw:style-name="gr1" draw:text-style-name="P1" draw:layer="layout" svg:width="2.494cm" svg:height="6.028cm" svg:x="4.988cm" svg:y="15.802cm" svg:viewBox="0 0 2495 6029" svg:d="M69 0c467 1 934 5 1402 5 191 1 382 0 573 0 0 0 451 45 451 632v4211 693c0 433-416 498-746 484-334-15-667 8-1002 3-248-4-497-7-747-9z">
          <text:p/>
        </draw:path>
        <draw:path draw:style-name="gr1" draw:text-style-name="P1" draw:layer="layout" svg:width="2.493cm" svg:height="6.028cm" svg:x="2.721cm" svg:y="15.802cm" svg:viewBox="0 0 2494 6029" svg:d="M2426 0c-467 1-934 5-1401 5-192 1-383 0-574 0 0 0-451 45-451 632v4211 693c0 433 416 498 746 484 335-15 667 8 1001 3 249-4 498-7 747-9z">
          <text:p/>
        </draw:path>
        <draw:path draw:style-name="gr1" draw:text-style-name="P1" draw:layer="layout" svg:width="2.493cm" svg:height="6.028cm" svg:x="9.975cm" svg:y="15.802cm" svg:viewBox="0 0 2494 6029" svg:d="M68 0c467 1 934 5 1402 5 191 1 382 0 573 0 0 0 451 45 451 632v4211 693c0 433-416 498-746 484-334-15-667 8-1001 3-249-4-498-7-747-9z">
          <text:p/>
        </draw:path>
        <draw:path draw:style-name="gr1" draw:text-style-name="P1" draw:layer="layout" svg:width="2.494cm" svg:height="6.028cm" svg:x="7.707cm" svg:y="15.802cm" svg:viewBox="0 0 2495 6029" svg:d="M2426 0c-467 1-934 5-1401 5-192 1-383 0-574 0 0 0-451 45-451 632v4211 693c0 433 416 498 746 484 335-15 667 8 1002 3 248-4 497-7 747-9z">
          <text:p/>
        </draw:path>
        <draw:path draw:style-name="gr1" draw:text-style-name="P1" draw:layer="layout" svg:width="2.493cm" svg:height="6.028cm" svg:x="14.916cm" svg:y="15.802cm" svg:viewBox="0 0 2494 6029" svg:d="M68 0c467 1 934 5 1402 5 191 1 382 0 573 0 0 0 451 45 451 632v4211 693c0 433-416 498-745 484-335-15-668 8-1002 3-249-4-498-7-747-9z">
          <text:p/>
        </draw:path>
        <draw:path draw:style-name="gr1" draw:text-style-name="P1" draw:layer="layout" svg:width="2.494cm" svg:height="6.028cm" svg:x="12.648cm" svg:y="15.802cm" svg:viewBox="0 0 2495 6029" svg:d="M2426 0c-467 1-934 5-1402 5-191 1-382 0-573 0 0 0-451 45-451 632v4211 693c0 433 416 498 746 484 335-15 667 8 1002 3 248-4 498-7 747-9z">
          <text:p/>
        </draw:path>
        <draw:path draw:style-name="gr2" draw:text-style-name="P2" draw:layer="layout" svg:width="2.493cm" svg:height="6.028cm" svg:x="9.975cm" svg:y="9.575cm" svg:viewBox="0 0 2494 6029" svg:d="M68 0c467 1 934 5 1402 5 191 1 382 0 573 0 0 0 451 45 451 631v4212 693c0 433-416 498-746 484-334-15-667 8-1001 3-249-4-498-7-747-9z">
          <text:p/>
        </draw:path>
        <draw:path draw:style-name="gr2" draw:text-style-name="P2" draw:layer="layout" svg:width="2.493cm" svg:height="6.028cm" svg:x="7.778cm" svg:y="9.575cm" svg:viewBox="0 0 2494 6029" svg:d="M2426 0c-467 1-935 5-1402 5-192 1-382 0-573 0 0 0-451 45-451 631v4212 693c0 433 416 498 745 484 336-15 668 8 1002 3 249-4 498-7 747-9z">
          <text:p/>
        </draw:path>
        <draw:frame draw:style-name="gr3" draw:text-style-name="P4" draw:layer="layout" svg:width="5.742cm" svg:height="0.987cm" svg:x="8.647cm" svg:y="2.011cm">
          <draw:text-box>
            <text:p text:style-name="P3"><text:span text:style-name="T1">Koşullu <text:s/></text:span></text:p>
          </draw:text-box>
        </draw:frame>
        <draw:frame draw:style-name="gr4" draw:text-style-name="P4" draw:layer="layout" svg:width="4.841cm" svg:height="0.987cm" svg:x="8.639cm" svg:y="3.044cm">
          <draw:text-box>
            <text:p text:style-name="P3"><text:span text:style-name="T1">Dallanma</text:span></text:p>
          </draw:text-box>
        </draw:frame>
        <draw:path draw:style-name="gr1" draw:text-style-name="P1" draw:layer="layout" svg:width="2.494cm" svg:height="6.028cm" svg:x="5.706cm" svg:y="16.049cm" svg:viewBox="0 0 2495 6029" svg:d="M68 0c469 1 936 5 1403 6 191 0 382-1 573-1 0 0 451 45 451 632v4211 693c0 433-416 498-746 484-334-15-666 8-1001 3-250-4-499-7-748-9z">
          <text:p/>
        </draw:path>
        <draw:path draw:style-name="gr1" draw:text-style-name="P1" draw:layer="layout" svg:width="2.493cm" svg:height="6.028cm" svg:x="3.439cm" svg:y="16.049cm" svg:viewBox="0 0 2494 6029" svg:d="M2426 0c-467 1-935 5-1402 6-190 0-381-1-572-1 0 0-452 45-452 632v4211 693c0 433 417 498 746 484 335-15 667 8 1001 3 249-4 498-7 747-9z">
          <text:p/>
        </draw:path>
        <draw:path draw:style-name="gr1" draw:text-style-name="P1" draw:layer="layout" svg:width="2.494cm" svg:height="6.028cm" svg:x="10.692cm" svg:y="16.049cm" svg:viewBox="0 0 2495 6029" svg:d="M69 0c468 1 935 5 1402 6 191 0 382-1 573-1 0 0 451 45 451 632v4211 693c0 433-416 498-746 484-334-15-666 8-1001 3-249-4-499-7-748-9z">
          <text:p/>
        </draw:path>
        <draw:path draw:style-name="gr1" draw:text-style-name="P1" draw:layer="layout" svg:width="2.493cm" svg:height="6.028cm" svg:x="8.425cm" svg:y="16.049cm" svg:viewBox="0 0 2494 6029" svg:d="M2426 0c-467 1-934 5-1402 6-190 0-381-1-572-1 0 0-452 45-452 632v4211 693c0 433 417 498 746 484 335-15 667 8 1001 3 249-4 498-7 747-9z">
          <text:p/>
        </draw:path>
        <draw:path draw:style-name="gr1" draw:text-style-name="P1" draw:layer="layout" svg:width="2.494cm" svg:height="6.028cm" svg:x="15.633cm" svg:y="16.049cm" svg:viewBox="0 0 2495 6029" svg:d="M69 0c467 1 935 5 1402 6 191 0 382-1 573-1 0 0 451 45 451 632v4211 693c0 433-416 498-746 484-334-15-666 8-1001 3-249-4-499-7-748-9z">
          <text:p/>
        </draw:path>
        <draw:path draw:style-name="gr1" draw:text-style-name="P1" draw:layer="layout" svg:width="2.493cm" svg:height="6.028cm" svg:x="13.366cm" svg:y="16.049cm" svg:viewBox="0 0 2494 6029" svg:d="M2426 0c-467 1-934 5-1402 6-190 0-381-1-572-1 0 0-452 45-452 632v4211 693c0 433 417 498 746 484 335-15 667 8 1001 3 249-4 498-7 747-9z">
          <text:p/>
        </draw:path>
        <draw:path draw:style-name="gr2" draw:text-style-name="P2" draw:layer="layout" svg:width="2.493cm" svg:height="6.027cm" svg:x="10.163cm" svg:y="9.611cm" svg:viewBox="0 0 2494 6028" svg:d="M68 0c467 0 935 4 1403 5 191 0 381-1 572-1 0 0 451 45 451 632v4211 693c0 433-416 498-745 484-335-15-666 8-1002 3-249-4-498-7-747-8z">
          <text:p/>
        </draw:path>
        <draw:path draw:style-name="gr2" draw:text-style-name="P2" draw:layer="layout" svg:width="2.494cm" svg:height="6.027cm" svg:x="7.895cm" svg:y="9.611cm" svg:viewBox="0 0 2495 6028" svg:d="M2427 0c-468 0-935 4-1402 5-191 0-383-1-573-1 0 0-452 45-452 632v4211 693c0 433 416 498 746 484 336-15 667 8 1002 3 249-4 498-7 747-8z">
          <text:p/>
        </draw:path>
        <draw:frame draw:style-name="gr5" draw:text-style-name="P5" draw:layer="layout" svg:width="3.439cm" svg:height="2.88cm" svg:x="4.707cm" svg:y="1.671cm">
          <draw:text-box>
            <text:p text:style-name="P3"><text:span text:style-name="T2">07</text:span></text:p>
          </draw:text-box>
        </draw:frame>
        <draw:frame draw:style-name="gr6" draw:text-style-name="P6" draw:layer="layout" svg:width="0.451cm" svg:height="0.412cm" svg:x="10.619cm" svg:y="26.446cm">
          <draw:text-box>
            <text:p text:style-name="P3"><text:span text:style-name="T3">24</text:span></text:p>
          </draw:text-box>
        </draw:frame>
      </draw:page>
      <draw:page draw:name="page2" draw:style-name="dp1" draw:master-page-name="master-page150">
        <draw:polygon draw:style-name="gr7" draw:text-style-name="P7" draw:layer="layout" svg:width="17.847cm" svg:height="26.028cm" svg:x="1.874cm" svg:y="0.949cm" svg:viewBox="0 0 17848 26029" draw:points="0,0 17848,0 17848,26029 0,26029">
          <text:p/>
        </draw:polygon>
        <draw:polygon draw:style-name="gr7" draw:text-style-name="P7" draw:layer="layout" svg:width="17.847cm" svg:height="24.713cm" svg:x="1.874cm" svg:y="1.247cm" svg:viewBox="0 0 17848 24714" draw:points="0,0 17848,0 17848,24714 0,24714">
          <text:p/>
        </draw:polygon>
        <draw:polygon draw:style-name="gr8" draw:text-style-name="P8" draw:layer="layout" svg:width="17.847cm" svg:height="1.116cm" svg:x="1.874cm" svg:y="1.395cm" svg:viewBox="0 0 17848 1117" draw:points="0,0 17848,0 17848,1117 0,1117">
          <text:p/>
        </draw:polygon>
        <draw:polygon draw:style-name="gr9" draw:text-style-name="P9" draw:layer="layout" svg:width="17.847cm" svg:height="0.892cm" svg:x="1.874cm" svg:y="4.42cm" svg:viewBox="0 0 17848 893" draw:points="0,0 17848,0 17848,893 0,893">
          <text:p/>
        </draw:polygon>
        <draw:polygon draw:style-name="gr9" draw:text-style-name="P9" draw:layer="layout" svg:width="17.847cm" svg:height="0.893cm" svg:x="1.874cm" svg:y="8.534cm" svg:viewBox="0 0 17848 894" draw:points="0,0 17848,0 17848,894 0,894">
          <text:p/>
        </draw:polygon>
        <draw:polygon draw:style-name="gr9" draw:text-style-name="P9" draw:layer="layout" svg:width="17.847cm" svg:height="0.892cm" svg:x="1.874cm" svg:y="15.277cm" svg:viewBox="0 0 17848 893" draw:points="0,0 17848,0 17848,893 0,893">
          <text:p/>
        </draw:polygon>
        <draw:frame draw:style-name="gr10" draw:text-style-name="P10" draw:layer="layout" svg:width="5.522cm" svg:height="0.581cm" svg:x="8.468cm" svg:y="1.68cm">
          <draw:text-box>
            <text:p text:style-name="P3"><text:span text:style-name="T4">Word Problem: cost</text:span></text:p>
          </draw:text-box>
        </draw:frame>
        <draw:frame draw:style-name="gr11" draw:text-style-name="P11" draw:layer="layout" svg:width="17.921cm" svg:height="0.437cm" svg:x="2.122cm" svg:y="2.786cm">
          <draw:text-box>
            <text:p text:style-name="P3"><text:span text:style-name="T5">Directions: </text:span><text:span text:style-name="T6">Luigi’s Pizza has hired you as a programmer. They offer Cheese ($9.00), Pepperoni</text:span></text:p>
          </draw:text-box>
        </draw:frame>
        <draw:frame draw:style-name="gr12" draw:text-style-name="P11" draw:layer="layout" svg:width="18.011cm" svg:height="0.437cm" svg:x="2.122cm" svg:y="3.257cm">
          <draw:text-box>
            <text:p text:style-name="P3"><text:span text:style-name="T6">($10.50), Chicken ($11.25) and Broccoli ($10.25). Write a function called cost which takes in the</text:span></text:p>
          </draw:text-box>
        </draw:frame>
        <draw:frame draw:style-name="gr13" draw:text-style-name="P11" draw:layer="layout" svg:width="12.931cm" svg:height="0.437cm" svg:x="2.122cm" svg:y="3.728cm">
          <draw:text-box>
            <text:p text:style-name="P3"><text:span text:style-name="T6">name of a topping and outputs the price of a pizza with that topping.</text:span></text:p>
          </draw:text-box>
        </draw:frame>
        <draw:frame draw:style-name="gr14" draw:text-style-name="P12" draw:layer="layout" svg:width="8.816cm" svg:height="0.551cm" svg:x="2.023cm" svg:y="4.603cm">
          <draw:text-box>
            <text:p text:style-name="P3"><text:span text:style-name="T7">Contract and Purpose Statement</text:span></text:p>
          </draw:text-box>
        </draw:frame>
        <draw:frame draw:style-name="gr15" draw:text-style-name="P13" draw:layer="layout" svg:width="4.9cm" svg:height="0.352cm" svg:x="1.875cm" svg:y="5.334cm">
          <draw:text-box>
            <text:p text:style-name="P3"><text:span text:style-name="T8">Every contract has three parts...</text:span></text:p>
          </draw:text-box>
        </draw:frame>
        <draw:frame draw:style-name="gr16" draw:text-style-name="P11" draw:layer="layout" svg:width="0.371cm" svg:height="0.45cm" svg:x="1.875cm" svg:y="5.95cm">
          <draw:text-box>
            <text:p text:style-name="P3"><text:span text:style-name="T9">;</text:span></text:p>
          </draw:text-box>
        </draw:frame>
        <draw:frame draw:style-name="gr17" draw:text-style-name="P11" draw:layer="layout" svg:width="0.371cm" svg:height="0.437cm" svg:x="5.742cm" svg:y="5.934cm">
          <draw:text-box>
            <text:p text:style-name="P3"><text:span text:style-name="T10">:</text:span></text:p>
          </draw:text-box>
        </draw:frame>
        <draw:frame draw:style-name="gr18" draw:text-style-name="P11" draw:layer="layout" svg:width="0.371cm" svg:height="0.488cm" svg:x="14.715cm" svg:y="6.022cm">
          <draw:text-box>
            <text:p text:style-name="P3"><text:span text:style-name="T11">®</text:span></text:p>
          </draw:text-box>
        </draw:frame>
        <draw:frame draw:style-name="gr16" draw:text-style-name="P11" draw:layer="layout" svg:width="0.371cm" svg:height="0.45cm" svg:x="1.875cm" svg:y="7.264cm">
          <draw:text-box>
            <text:p text:style-name="P3"><text:span text:style-name="T9">;</text:span></text:p>
          </draw:text-box>
        </draw:frame>
        <draw:frame draw:style-name="gr19" draw:text-style-name="P12" draw:layer="layout" svg:width="2.555cm" svg:height="0.551cm" svg:x="2.023cm" svg:y="8.718cm">
          <draw:text-box>
            <text:p text:style-name="P3"><text:span text:style-name="T7">Examples</text:span></text:p>
          </draw:text-box>
        </draw:frame>
        <draw:frame draw:style-name="gr20" draw:text-style-name="P13" draw:layer="layout" svg:width="9.057cm" svg:height="0.352cm" svg:x="1.875cm" svg:y="9.449cm">
          <draw:text-box>
            <text:p text:style-name="P3"><text:span text:style-name="T8">Write some examples, then circle and label what changes...</text:span></text:p>
          </draw:text-box>
        </draw:frame>
        <draw:frame draw:style-name="gr21" draw:text-style-name="P11" draw:layer="layout" svg:width="2.021cm" svg:height="0.45cm" svg:x="1.875cm" svg:y="10.065cm">
          <draw:text-box>
            <text:p text:style-name="P3"><text:span text:style-name="T9">(EXAMPLE(</text:span></text:p>
          </draw:text-box>
        </draw:frame>
        <draw:frame draw:style-name="gr16" draw:text-style-name="P11" draw:layer="layout" svg:width="0.371cm" svg:height="0.45cm" svg:x="10.773cm" svg:y="10.065cm">
          <draw:text-box>
            <text:p text:style-name="P3"><text:span text:style-name="T9">)</text:span></text:p>
          </draw:text-box>
        </draw:frame>
        <draw:frame draw:style-name="gr21" draw:text-style-name="P11" draw:layer="layout" svg:width="2.021cm" svg:height="0.45cm" svg:x="1.875cm" svg:y="11.379cm">
          <draw:text-box>
            <text:p text:style-name="P3"><text:span text:style-name="T9">(EXAMPLE(</text:span></text:p>
          </draw:text-box>
        </draw:frame>
        <draw:frame draw:style-name="gr16" draw:text-style-name="P11" draw:layer="layout" svg:width="0.371cm" svg:height="0.45cm" svg:x="10.773cm" svg:y="11.379cm">
          <draw:text-box>
            <text:p text:style-name="P3"><text:span text:style-name="T9">)</text:span></text:p>
          </draw:text-box>
        </draw:frame>
        <draw:frame draw:style-name="gr21" draw:text-style-name="P11" draw:layer="layout" svg:width="2.021cm" svg:height="0.45cm" svg:x="1.875cm" svg:y="12.693cm">
          <draw:text-box>
            <text:p text:style-name="P3"><text:span text:style-name="T9">(EXAMPLE(</text:span></text:p>
          </draw:text-box>
        </draw:frame>
        <draw:frame draw:style-name="gr16" draw:text-style-name="P11" draw:layer="layout" svg:width="0.371cm" svg:height="0.45cm" svg:x="10.773cm" svg:y="12.693cm">
          <draw:text-box>
            <text:p text:style-name="P3"><text:span text:style-name="T9">)</text:span></text:p>
          </draw:text-box>
        </draw:frame>
        <draw:frame draw:style-name="gr21" draw:text-style-name="P11" draw:layer="layout" svg:width="2.021cm" svg:height="0.45cm" svg:x="1.875cm" svg:y="14.006cm">
          <draw:text-box>
            <text:p text:style-name="P3"><text:span text:style-name="T9">(EXAMPLE(</text:span></text:p>
          </draw:text-box>
        </draw:frame>
        <draw:frame draw:style-name="gr16" draw:text-style-name="P11" draw:layer="layout" svg:width="0.371cm" svg:height="0.45cm" svg:x="10.773cm" svg:y="14.006cm">
          <draw:text-box>
            <text:p text:style-name="P3"><text:span text:style-name="T9">)</text:span></text:p>
          </draw:text-box>
        </draw:frame>
        <draw:frame draw:style-name="gr22" draw:text-style-name="P12" draw:layer="layout" svg:width="2.622cm" svg:height="0.551cm" svg:x="2.023cm" svg:y="15.46cm">
          <draw:text-box>
            <text:p text:style-name="P3"><text:span text:style-name="T7">Definition</text:span></text:p>
          </draw:text-box>
        </draw:frame>
        <draw:frame draw:style-name="gr23" draw:text-style-name="P13" draw:layer="layout" svg:width="10.238cm" svg:height="0.352cm" svg:x="1.875cm" svg:y="16.191cm">
          <draw:text-box>
            <text:p text:style-name="P3"><text:span text:style-name="T8">Write the definition, given variable names to all your input values...</text:span></text:p>
          </draw:text-box>
        </draw:frame>
        <draw:frame draw:style-name="gr24" draw:text-style-name="P11" draw:layer="layout" svg:width="1.797cm" svg:height="0.45cm" svg:x="1.875cm" svg:y="16.808cm">
          <draw:text-box>
            <text:p text:style-name="P3"><text:span text:style-name="T9">(define(</text:span></text:p>
          </draw:text-box>
        </draw:frame>
        <draw:frame draw:style-name="gr16" draw:text-style-name="P11" draw:layer="layout" svg:width="0.371cm" svg:height="0.45cm" svg:x="10.55cm" svg:y="16.808cm">
          <draw:text-box>
            <text:p text:style-name="P3"><text:span text:style-name="T9">)</text:span></text:p>
          </draw:text-box>
        </draw:frame>
        <draw:frame draw:style-name="gr16" draw:text-style-name="P11" draw:layer="layout" svg:width="0.371cm" svg:height="0.45cm" svg:x="3.659cm" svg:y="18.121cm">
          <draw:text-box>
            <text:p text:style-name="P3"><text:span text:style-name="T9">(</text:span></text:p>
          </draw:text-box>
        </draw:frame>
        <draw:frame draw:style-name="gr16" draw:text-style-name="P11" draw:layer="layout" svg:width="0.371cm" svg:height="0.45cm" svg:x="3.882cm" svg:y="19.435cm">
          <draw:text-box>
            <text:p text:style-name="P3"><text:span text:style-name="T9">[</text:span></text:p>
          </draw:text-box>
        </draw:frame>
        <draw:frame draw:style-name="gr16" draw:text-style-name="P11" draw:layer="layout" svg:width="0.371cm" svg:height="0.45cm" svg:x="3.882cm" svg:y="20.749cm">
          <draw:text-box>
            <text:p text:style-name="P3"><text:span text:style-name="T9">[</text:span></text:p>
          </draw:text-box>
        </draw:frame>
        <draw:frame draw:style-name="gr16" draw:text-style-name="P11" draw:layer="layout" svg:width="0.371cm" svg:height="0.45cm" svg:x="3.882cm" svg:y="22.063cm">
          <draw:text-box>
            <text:p text:style-name="P3"><text:span text:style-name="T9">[</text:span></text:p>
          </draw:text-box>
        </draw:frame>
        <draw:frame draw:style-name="gr16" draw:text-style-name="P11" draw:layer="layout" svg:width="0.371cm" svg:height="0.45cm" svg:x="3.882cm" svg:y="23.376cm">
          <draw:text-box>
            <text:p text:style-name="P3"><text:span text:style-name="T9">[</text:span></text:p>
          </draw:text-box>
        </draw:frame>
        <draw:polygon draw:style-name="gr7" draw:text-style-name="P7" draw:layer="layout" svg:width="3.495cm" svg:height="0.669cm" svg:x="2.097cm" svg:y="5.907cm" svg:viewBox="0 0 3496 670" draw:points="0,0 3496,0 3496,670 0,670">
          <text:p/>
        </draw:polygon>
        <draw:polygon draw:style-name="gr8" draw:text-style-name="P8" draw:layer="layout" svg:width="3.495cm" svg:height="0.025cm" svg:x="2.097cm" svg:y="6.551cm" svg:viewBox="0 0 3496 26" draw:points="0,0 3496,0 3496,26 0,26">
          <text:p/>
        </draw:polygon>
        <draw:frame draw:style-name="gr16" draw:text-style-name="P11" draw:layer="layout" svg:width="0.371cm" svg:height="0.45cm" svg:x="3.882cm" svg:y="24.69cm">
          <draw:text-box>
            <text:p text:style-name="P3"><text:span text:style-name="T9">[</text:span></text:p>
          </draw:text-box>
        </draw:frame>
        <draw:frame draw:style-name="gr25" draw:text-style-name="P11" draw:layer="layout" svg:width="0.899cm" svg:height="0.45cm" svg:x="3.399cm" svg:y="5.95cm">
          <draw:text-box>
            <text:p text:style-name="P3"><text:span text:style-name="T9">MMMM</text:span></text:p>
          </draw:text-box>
        </draw:frame>
        <draw:polygon draw:style-name="gr7" draw:text-style-name="P7" draw:layer="layout" svg:width="8.726cm" svg:height="0.669cm" svg:x="5.84cm" svg:y="5.907cm" svg:viewBox="0 0 8727 670" draw:points="0,0 8727,0 8727,670 0,670">
          <text:p/>
        </draw:polygon>
        <draw:polygon draw:style-name="gr8" draw:text-style-name="P8" draw:layer="layout" svg:width="8.726cm" svg:height="0.025cm" svg:x="5.84cm" svg:y="6.551cm" svg:viewBox="0 0 8727 26" draw:points="0,0 8727,0 8727,26 0,26">
          <text:p/>
        </draw:polygon>
        <draw:frame draw:style-name="gr26" draw:text-style-name="P14" draw:layer="layout" svg:width="1.598cm" svg:height="0.255cm" svg:x="3.052cm" svg:y="6.692cm">
          <draw:text-box>
            <text:p text:style-name="P3"><text:span text:style-name="T12">function name</text:span></text:p>
          </draw:text-box>
        </draw:frame>
        <draw:frame draw:style-name="gr27" draw:text-style-name="P11" draw:layer="layout" svg:width="1.348cm" svg:height="0.45cm" svg:x="9.534cm" svg:y="5.95cm">
          <draw:text-box>
            <text:p text:style-name="P3"><text:span text:style-name="T9">MMMMMM</text:span></text:p>
          </draw:text-box>
        </draw:frame>
        <draw:polygon draw:style-name="gr7" draw:text-style-name="P7" draw:layer="layout" svg:width="4.363cm" svg:height="0.669cm" svg:x="15.086cm" svg:y="5.907cm" svg:viewBox="0 0 4364 670" draw:points="0,0 4364,0 4364,670 0,670">
          <text:p/>
        </draw:polygon>
        <draw:polygon draw:style-name="gr8" draw:text-style-name="P8" draw:layer="layout" svg:width="4.363cm" svg:height="0.025cm" svg:x="15.086cm" svg:y="6.551cm" svg:viewBox="0 0 4364 26" draw:points="0,0 4364,0 4364,26 0,26">
          <text:p/>
        </draw:polygon>
        <draw:frame draw:style-name="gr28" draw:text-style-name="P14" draw:layer="layout" svg:width="0.828cm" svg:height="0.255cm" svg:x="9.782cm" svg:y="6.692cm">
          <draw:text-box>
            <text:p text:style-name="P3"><text:span text:style-name="T12">domain</text:span></text:p>
          </draw:text-box>
        </draw:frame>
        <draw:frame draw:style-name="gr27" draw:text-style-name="P11" draw:layer="layout" svg:width="1.348cm" svg:height="0.45cm" svg:x="16.599cm" svg:y="5.95cm">
          <draw:text-box>
            <text:p text:style-name="P3"><text:span text:style-name="T9">MMMMMM</text:span></text:p>
          </draw:text-box>
        </draw:frame>
        <draw:polygon draw:style-name="gr7" draw:text-style-name="P7" draw:layer="layout" svg:width="17.476cm" svg:height="0.669cm" svg:x="2.097cm" svg:y="7.221cm" svg:viewBox="0 0 17477 670" draw:points="0,0 17477,0 17477,670 0,670">
          <text:p/>
        </draw:polygon>
        <draw:polygon draw:style-name="gr8" draw:text-style-name="P8" draw:layer="layout" svg:width="17.476cm" svg:height="0.025cm" svg:x="2.097cm" svg:y="7.865cm" svg:viewBox="0 0 17477 26" draw:points="0,0 17477,0 17477,26 0,26">
          <text:p/>
        </draw:polygon>
        <draw:frame draw:style-name="gr29" draw:text-style-name="P14" draw:layer="layout" svg:width="0.641cm" svg:height="0.255cm" svg:x="16.946cm" svg:y="6.692cm">
          <draw:text-box>
            <text:p text:style-name="P3"><text:span text:style-name="T12">range</text:span></text:p>
          </draw:text-box>
        </draw:frame>
        <draw:frame draw:style-name="gr30" draw:text-style-name="P11" draw:layer="layout" svg:width="9.65cm" svg:height="0.45cm" svg:x="2.098cm" svg:y="7.264cm">
          <draw:text-box>
            <text:p text:style-name="P3"><text:span text:style-name="T9">MMMMMMMMMMMMMMMMMMMMMMMMMMMMMMMMMMMMMMMMMMM</text:span></text:p>
          </draw:text-box>
        </draw:frame>
        <draw:polygon draw:style-name="gr7" draw:text-style-name="P7" draw:layer="layout" svg:width="3.297cm" svg:height="0.669cm" svg:x="3.882cm" svg:y="10.022cm" svg:viewBox="0 0 3298 670" draw:points="0,0 3298,0 3298,670 0,670">
          <text:p/>
        </draw:polygon>
        <draw:polygon draw:style-name="gr8" draw:text-style-name="P8" draw:layer="layout" svg:width="3.297cm" svg:height="0.025cm" svg:x="3.882cm" svg:y="10.666cm" svg:viewBox="0 0 3298 26" draw:points="0,0 3298,0 3298,26 0,26">
          <text:p/>
        </draw:polygon>
        <draw:frame draw:style-name="gr31" draw:text-style-name="P14" draw:layer="layout" svg:width="3.008cm" svg:height="0.255cm" svg:x="9.336cm" svg:y="8.006cm">
          <draw:text-box>
            <text:p text:style-name="P3"><text:span text:style-name="T12">what does the function do?</text:span></text:p>
          </draw:text-box>
        </draw:frame>
        <draw:frame draw:style-name="gr25" draw:text-style-name="P11" draw:layer="layout" svg:width="0.899cm" svg:height="0.45cm" svg:x="5.085cm" svg:y="10.065cm">
          <draw:text-box>
            <text:p text:style-name="P3"><text:span text:style-name="T9">cost</text:span></text:p>
          </draw:text-box>
        </draw:frame>
        <draw:polygon draw:style-name="gr7" draw:text-style-name="P7" draw:layer="layout" svg:width="3.297cm" svg:height="0.669cm" svg:x="7.327cm" svg:y="10.022cm" svg:viewBox="0 0 3298 670" draw:points="0,0 3298,0 3298,670 0,670">
          <text:p/>
        </draw:polygon>
        <draw:polygon draw:style-name="gr8" draw:text-style-name="P8" draw:layer="layout" svg:width="3.297cm" svg:height="0.025cm" svg:x="7.327cm" svg:y="10.666cm" svg:viewBox="0 0 3298 26" draw:points="0,0 3298,0 3298,26 0,26">
          <text:p/>
        </draw:polygon>
        <draw:frame draw:style-name="gr26" draw:text-style-name="P14" draw:layer="layout" svg:width="1.598cm" svg:height="0.255cm" svg:x="4.738cm" svg:y="10.807cm">
          <draw:text-box>
            <text:p text:style-name="P3"><text:span text:style-name="T12">function name</text:span></text:p>
          </draw:text-box>
        </draw:frame>
        <draw:frame draw:style-name="gr24" draw:text-style-name="P11" draw:layer="layout" svg:width="1.797cm" svg:height="0.45cm" svg:x="8.084cm" svg:y="10.065cm">
          <draw:text-box>
            <text:p text:style-name="P3"><text:span text:style-name="T9">"cheese"</text:span></text:p>
          </draw:text-box>
        </draw:frame>
        <draw:polygon draw:style-name="gr7" draw:text-style-name="P7" draw:layer="layout" svg:width="7.263cm" svg:height="0.669cm" svg:x="11.492cm" svg:y="10.022cm" svg:viewBox="0 0 7264 670" draw:points="0,0 7264,0 7264,670 0,670">
          <text:p/>
        </draw:polygon>
        <draw:polygon draw:style-name="gr8" draw:text-style-name="P8" draw:layer="layout" svg:width="7.263cm" svg:height="0.025cm" svg:x="11.492cm" svg:y="10.666cm" svg:viewBox="0 0 7264 26" draw:points="0,0 7264,0 7264,26 0,26">
          <text:p/>
        </draw:polygon>
        <draw:frame draw:style-name="gr32" draw:text-style-name="P14" draw:layer="layout" svg:width="0.849cm" svg:height="0.255cm" svg:x="8.58cm" svg:y="10.807cm">
          <draw:text-box>
            <text:p text:style-name="P3"><text:span text:style-name="T12">input(s)</text:span></text:p>
          </draw:text-box>
        </draw:frame>
        <draw:frame draw:style-name="gr16" draw:text-style-name="P11" draw:layer="layout" svg:width="0.371cm" svg:height="0.45cm" svg:x="11.492cm" svg:y="10.065cm">
          <draw:text-box>
            <text:p text:style-name="P3"><text:span text:style-name="T9">M</text:span></text:p>
          </draw:text-box>
        </draw:frame>
        <draw:polygon draw:style-name="gr8" draw:text-style-name="P8" draw:layer="layout" svg:width="9.915cm" svg:height="0.025cm" svg:x="9.162cm" svg:y="10.666cm" svg:viewBox="0 0 9916 26" draw:points="0,0 9916,0 9916,26 0,26">
          <text:p/>
        </draw:polygon>
        <draw:frame draw:style-name="gr33" draw:text-style-name="P14" draw:layer="layout" svg:width="3.033cm" svg:height="0.255cm" svg:x="13.624cm" svg:y="10.807cm">
          <draw:text-box>
            <text:p text:style-name="P3"><text:span text:style-name="T12">what the function produces</text:span></text:p>
          </draw:text-box>
        </draw:frame>
        <draw:polygon draw:style-name="gr7" draw:text-style-name="P7" draw:layer="layout" svg:width="3.297cm" svg:height="0.67cm" svg:x="3.882cm" svg:y="11.335cm" svg:viewBox="0 0 3298 671" draw:points="0,0 3298,0 3298,671 0,671">
          <text:p/>
        </draw:polygon>
        <draw:polygon draw:style-name="gr8" draw:text-style-name="P8" draw:layer="layout" svg:width="3.297cm" svg:height="0.025cm" svg:x="3.882cm" svg:y="11.98cm" svg:viewBox="0 0 3298 26" draw:points="0,0 3298,0 3298,26 0,26">
          <text:p/>
        </draw:polygon>
        <draw:frame draw:style-name="gr16" draw:text-style-name="P11" draw:layer="layout" svg:width="0.371cm" svg:height="0.45cm" svg:x="18.854cm" svg:y="10.065cm">
          <draw:text-box>
            <text:p text:style-name="P3"><text:span text:style-name="T9">)</text:span></text:p>
          </draw:text-box>
        </draw:frame>
        <draw:frame draw:style-name="gr25" draw:text-style-name="P11" draw:layer="layout" svg:width="0.899cm" svg:height="0.45cm" svg:x="5.085cm" svg:y="11.379cm">
          <draw:text-box>
            <text:p text:style-name="P3"><text:span text:style-name="T9">MMMM</text:span></text:p>
          </draw:text-box>
        </draw:frame>
        <draw:polygon draw:style-name="gr7" draw:text-style-name="P7" draw:layer="layout" svg:width="3.297cm" svg:height="0.67cm" svg:x="7.327cm" svg:y="11.335cm" svg:viewBox="0 0 3298 671" draw:points="0,0 3298,0 3298,671 0,671">
          <text:p/>
        </draw:polygon>
        <draw:polygon draw:style-name="gr8" draw:text-style-name="P8" draw:layer="layout" svg:width="3.297cm" svg:height="0.025cm" svg:x="7.327cm" svg:y="11.98cm" svg:viewBox="0 0 3298 26" draw:points="0,0 3298,0 3298,26 0,26">
          <text:p/>
        </draw:polygon>
        <draw:frame draw:style-name="gr26" draw:text-style-name="P14" draw:layer="layout" svg:width="1.598cm" svg:height="0.255cm" svg:x="4.738cm" svg:y="12.12cm">
          <draw:text-box>
            <text:p text:style-name="P3"><text:span text:style-name="T12">function name</text:span></text:p>
          </draw:text-box>
        </draw:frame>
        <draw:frame draw:style-name="gr34" draw:text-style-name="P11" draw:layer="layout" svg:width="2.47cm" svg:height="0.45cm" svg:x="7.749cm" svg:y="11.379cm">
          <draw:text-box>
            <text:p text:style-name="P3"><text:span text:style-name="T9">MMMMMMMMMMM</text:span></text:p>
          </draw:text-box>
        </draw:frame>
        <draw:polygon draw:style-name="gr7" draw:text-style-name="P7" draw:layer="layout" svg:width="7.263cm" svg:height="0.67cm" svg:x="11.492cm" svg:y="11.335cm" svg:viewBox="0 0 7264 671" draw:points="0,0 7264,0 7264,671 0,671">
          <text:p/>
        </draw:polygon>
        <draw:polygon draw:style-name="gr8" draw:text-style-name="P8" draw:layer="layout" svg:width="7.263cm" svg:height="0.025cm" svg:x="11.492cm" svg:y="11.98cm" svg:viewBox="0 0 7264 26" draw:points="0,0 7264,0 7264,26 0,26">
          <text:p/>
        </draw:polygon>
        <draw:frame draw:style-name="gr32" draw:text-style-name="P14" draw:layer="layout" svg:width="0.849cm" svg:height="0.255cm" svg:x="8.58cm" svg:y="12.12cm">
          <draw:text-box>
            <text:p text:style-name="P3"><text:span text:style-name="T12">input(s)</text:span></text:p>
          </draw:text-box>
        </draw:frame>
        <draw:frame draw:style-name="gr25" draw:text-style-name="P11" draw:layer="layout" svg:width="0.899cm" svg:height="0.45cm" svg:x="11.492cm" svg:y="11.379cm">
          <draw:text-box>
            <text:p text:style-name="P3"><text:span text:style-name="T9">MMMM</text:span></text:p>
          </draw:text-box>
        </draw:frame>
        <draw:polygon draw:style-name="gr8" draw:text-style-name="P8" draw:layer="layout" svg:width="9.915cm" svg:height="0.025cm" svg:x="9.162cm" svg:y="11.98cm" svg:viewBox="0 0 9916 26" draw:points="0,0 9916,0 9916,26 0,26">
          <text:p/>
        </draw:polygon>
        <draw:frame draw:style-name="gr33" draw:text-style-name="P14" draw:layer="layout" svg:width="3.033cm" svg:height="0.255cm" svg:x="13.624cm" svg:y="12.12cm">
          <draw:text-box>
            <text:p text:style-name="P3"><text:span text:style-name="T12">what the function produces</text:span></text:p>
          </draw:text-box>
        </draw:frame>
        <draw:polygon draw:style-name="gr7" draw:text-style-name="P7" draw:layer="layout" svg:width="3.297cm" svg:height="0.669cm" svg:x="3.882cm" svg:y="12.649cm" svg:viewBox="0 0 3298 670" draw:points="0,0 3298,0 3298,670 0,670">
          <text:p/>
        </draw:polygon>
        <draw:polygon draw:style-name="gr8" draw:text-style-name="P8" draw:layer="layout" svg:width="3.297cm" svg:height="0.024cm" svg:x="3.882cm" svg:y="13.294cm" svg:viewBox="0 0 3298 25" draw:points="0,0 3298,0 3298,25 0,25">
          <text:p/>
        </draw:polygon>
        <draw:frame draw:style-name="gr16" draw:text-style-name="P11" draw:layer="layout" svg:width="0.371cm" svg:height="0.45cm" svg:x="18.854cm" svg:y="11.379cm">
          <draw:text-box>
            <text:p text:style-name="P3"><text:span text:style-name="T9">)</text:span></text:p>
          </draw:text-box>
        </draw:frame>
        <draw:frame draw:style-name="gr25" draw:text-style-name="P11" draw:layer="layout" svg:width="0.899cm" svg:height="0.45cm" svg:x="5.085cm" svg:y="12.693cm">
          <draw:text-box>
            <text:p text:style-name="P3"><text:span text:style-name="T9">MMMM</text:span></text:p>
          </draw:text-box>
        </draw:frame>
        <draw:polygon draw:style-name="gr7" draw:text-style-name="P7" draw:layer="layout" svg:width="3.297cm" svg:height="0.669cm" svg:x="7.327cm" svg:y="12.649cm" svg:viewBox="0 0 3298 670" draw:points="0,0 3298,0 3298,670 0,670">
          <text:p/>
        </draw:polygon>
        <draw:polygon draw:style-name="gr8" draw:text-style-name="P8" draw:layer="layout" svg:width="3.297cm" svg:height="0.024cm" svg:x="7.327cm" svg:y="13.294cm" svg:viewBox="0 0 3298 25" draw:points="0,0 3298,0 3298,25 0,25">
          <text:p/>
        </draw:polygon>
        <draw:frame draw:style-name="gr26" draw:text-style-name="P14" draw:layer="layout" svg:width="1.598cm" svg:height="0.255cm" svg:x="4.738cm" svg:y="13.434cm">
          <draw:text-box>
            <text:p text:style-name="P3"><text:span text:style-name="T12">function name</text:span></text:p>
          </draw:text-box>
        </draw:frame>
        <draw:frame draw:style-name="gr21" draw:text-style-name="P11" draw:layer="layout" svg:width="2.021cm" svg:height="0.45cm" svg:x="7.972cm" svg:y="12.693cm">
          <draw:text-box>
            <text:p text:style-name="P3"><text:span text:style-name="T9">MMMMMMMMM</text:span></text:p>
          </draw:text-box>
        </draw:frame>
        <draw:polygon draw:style-name="gr7" draw:text-style-name="P7" draw:layer="layout" svg:width="7.263cm" svg:height="0.669cm" svg:x="11.492cm" svg:y="12.649cm" svg:viewBox="0 0 7264 670" draw:points="0,0 7264,0 7264,670 0,670">
          <text:p/>
        </draw:polygon>
        <draw:polygon draw:style-name="gr8" draw:text-style-name="P8" draw:layer="layout" svg:width="7.263cm" svg:height="0.024cm" svg:x="11.492cm" svg:y="13.294cm" svg:viewBox="0 0 7264 25" draw:points="0,0 7264,0 7264,25 0,25">
          <text:p/>
        </draw:polygon>
        <draw:frame draw:style-name="gr32" draw:text-style-name="P14" draw:layer="layout" svg:width="0.849cm" svg:height="0.255cm" svg:x="8.58cm" svg:y="13.434cm">
          <draw:text-box>
            <text:p text:style-name="P3"><text:span text:style-name="T12">input(s)</text:span></text:p>
          </draw:text-box>
        </draw:frame>
        <draw:frame draw:style-name="gr35" draw:text-style-name="P11" draw:layer="layout" svg:width="1.124cm" svg:height="0.45cm" svg:x="11.492cm" svg:y="12.693cm">
          <draw:text-box>
            <text:p text:style-name="P3"><text:span text:style-name="T9">MMMMM</text:span></text:p>
          </draw:text-box>
        </draw:frame>
        <draw:polygon draw:style-name="gr8" draw:text-style-name="P8" draw:layer="layout" svg:width="9.915cm" svg:height="0.024cm" svg:x="9.162cm" svg:y="13.294cm" svg:viewBox="0 0 9916 25" draw:points="0,0 9916,0 9916,25 0,25">
          <text:p/>
        </draw:polygon>
        <draw:frame draw:style-name="gr33" draw:text-style-name="P14" draw:layer="layout" svg:width="3.033cm" svg:height="0.255cm" svg:x="13.624cm" svg:y="13.434cm">
          <draw:text-box>
            <text:p text:style-name="P3"><text:span text:style-name="T12">what the function produces</text:span></text:p>
          </draw:text-box>
        </draw:frame>
        <draw:polygon draw:style-name="gr7" draw:text-style-name="P7" draw:layer="layout" svg:width="3.297cm" svg:height="0.669cm" svg:x="3.882cm" svg:y="13.963cm" svg:viewBox="0 0 3298 670" draw:points="0,0 3298,0 3298,670 0,670">
          <text:p/>
        </draw:polygon>
        <draw:polygon draw:style-name="gr8" draw:text-style-name="P8" draw:layer="layout" svg:width="3.297cm" svg:height="0.025cm" svg:x="3.882cm" svg:y="14.607cm" svg:viewBox="0 0 3298 26" draw:points="0,0 3298,0 3298,26 0,26">
          <text:p/>
        </draw:polygon>
        <draw:frame draw:style-name="gr16" draw:text-style-name="P11" draw:layer="layout" svg:width="0.371cm" svg:height="0.45cm" svg:x="18.854cm" svg:y="12.693cm">
          <draw:text-box>
            <text:p text:style-name="P3"><text:span text:style-name="T9">)</text:span></text:p>
          </draw:text-box>
        </draw:frame>
        <draw:frame draw:style-name="gr25" draw:text-style-name="P11" draw:layer="layout" svg:width="0.899cm" svg:height="0.45cm" svg:x="5.085cm" svg:y="14.006cm">
          <draw:text-box>
            <text:p text:style-name="P3"><text:span text:style-name="T9">MMMM</text:span></text:p>
          </draw:text-box>
        </draw:frame>
        <draw:polygon draw:style-name="gr7" draw:text-style-name="P7" draw:layer="layout" svg:width="3.297cm" svg:height="0.669cm" svg:x="7.327cm" svg:y="13.963cm" svg:viewBox="0 0 3298 670" draw:points="0,0 3298,0 3298,670 0,670">
          <text:p/>
        </draw:polygon>
        <draw:polygon draw:style-name="gr8" draw:text-style-name="P8" draw:layer="layout" svg:width="3.297cm" svg:height="0.025cm" svg:x="7.327cm" svg:y="14.607cm" svg:viewBox="0 0 3298 26" draw:points="0,0 3298,0 3298,26 0,26">
          <text:p/>
        </draw:polygon>
        <draw:frame draw:style-name="gr26" draw:text-style-name="P14" draw:layer="layout" svg:width="1.598cm" svg:height="0.255cm" svg:x="4.738cm" svg:y="14.748cm">
          <draw:text-box>
            <text:p text:style-name="P3"><text:span text:style-name="T12">function name</text:span></text:p>
          </draw:text-box>
        </draw:frame>
        <draw:frame draw:style-name="gr36" draw:text-style-name="P11" draw:layer="layout" svg:width="2.246cm" svg:height="0.45cm" svg:x="7.861cm" svg:y="14.006cm">
          <draw:text-box>
            <text:p text:style-name="P3"><text:span text:style-name="T9">MMMMMMMMMM</text:span></text:p>
          </draw:text-box>
        </draw:frame>
        <draw:polygon draw:style-name="gr7" draw:text-style-name="P7" draw:layer="layout" svg:width="7.263cm" svg:height="0.669cm" svg:x="11.492cm" svg:y="13.963cm" svg:viewBox="0 0 7264 670" draw:points="0,0 7264,0 7264,670 0,670">
          <text:p/>
        </draw:polygon>
        <draw:polygon draw:style-name="gr8" draw:text-style-name="P8" draw:layer="layout" svg:width="7.263cm" svg:height="0.025cm" svg:x="11.492cm" svg:y="14.607cm" svg:viewBox="0 0 7264 26" draw:points="0,0 7264,0 7264,26 0,26">
          <text:p/>
        </draw:polygon>
        <draw:frame draw:style-name="gr32" draw:text-style-name="P14" draw:layer="layout" svg:width="0.849cm" svg:height="0.255cm" svg:x="8.58cm" svg:y="14.748cm">
          <draw:text-box>
            <text:p text:style-name="P3"><text:span text:style-name="T12">input(s)</text:span></text:p>
          </draw:text-box>
        </draw:frame>
        <draw:frame draw:style-name="gr35" draw:text-style-name="P11" draw:layer="layout" svg:width="1.124cm" svg:height="0.45cm" svg:x="11.492cm" svg:y="14.006cm">
          <draw:text-box>
            <text:p text:style-name="P3"><text:span text:style-name="T9">MMMMM</text:span></text:p>
          </draw:text-box>
        </draw:frame>
        <draw:polygon draw:style-name="gr8" draw:text-style-name="P8" draw:layer="layout" svg:width="9.915cm" svg:height="0.025cm" svg:x="9.162cm" svg:y="14.607cm" svg:viewBox="0 0 9916 26" draw:points="0,0 9916,0 9916,26 0,26">
          <text:p/>
        </draw:polygon>
        <draw:frame draw:style-name="gr33" draw:text-style-name="P14" draw:layer="layout" svg:width="3.033cm" svg:height="0.255cm" svg:x="13.624cm" svg:y="14.748cm">
          <draw:text-box>
            <text:p text:style-name="P3"><text:span text:style-name="T12">what the function produces</text:span></text:p>
          </draw:text-box>
        </draw:frame>
        <draw:polygon draw:style-name="gr7" draw:text-style-name="P7" draw:layer="layout" svg:width="3.297cm" svg:height="0.669cm" svg:x="3.659cm" svg:y="16.764cm" svg:viewBox="0 0 3298 670" draw:points="0,0 3298,0 3298,670 0,670">
          <text:p/>
        </draw:polygon>
        <draw:polygon draw:style-name="gr8" draw:text-style-name="P8" draw:layer="layout" svg:width="3.297cm" svg:height="0.024cm" svg:x="3.659cm" svg:y="17.409cm" svg:viewBox="0 0 3298 25" draw:points="0,0 3298,0 3298,25 0,25">
          <text:p/>
        </draw:polygon>
        <draw:frame draw:style-name="gr16" draw:text-style-name="P11" draw:layer="layout" svg:width="0.371cm" svg:height="0.45cm" svg:x="18.854cm" svg:y="14.006cm">
          <draw:text-box>
            <text:p text:style-name="P3"><text:span text:style-name="T9">)</text:span></text:p>
          </draw:text-box>
        </draw:frame>
        <draw:frame draw:style-name="gr25" draw:text-style-name="P11" draw:layer="layout" svg:width="0.899cm" svg:height="0.45cm" svg:x="4.862cm" svg:y="16.808cm">
          <draw:text-box>
            <text:p text:style-name="P3"><text:span text:style-name="T9">MMMM</text:span></text:p>
          </draw:text-box>
        </draw:frame>
        <draw:polygon draw:style-name="gr7" draw:text-style-name="P7" draw:layer="layout" svg:width="3.297cm" svg:height="0.669cm" svg:x="7.104cm" svg:y="16.764cm" svg:viewBox="0 0 3298 670" draw:points="0,0 3298,0 3298,670 0,670">
          <text:p/>
        </draw:polygon>
        <draw:polygon draw:style-name="gr8" draw:text-style-name="P8" draw:layer="layout" svg:width="3.297cm" svg:height="0.024cm" svg:x="7.104cm" svg:y="17.409cm" svg:viewBox="0 0 3298 25" draw:points="0,0 3298,0 3298,25 0,25">
          <text:p/>
        </draw:polygon>
        <draw:frame draw:style-name="gr26" draw:text-style-name="P14" draw:layer="layout" svg:width="1.598cm" svg:height="0.255cm" svg:x="4.515cm" svg:y="17.549cm">
          <draw:text-box>
            <text:p text:style-name="P3"><text:span text:style-name="T12">function name</text:span></text:p>
          </draw:text-box>
        </draw:frame>
        <draw:frame draw:style-name="gr37" draw:text-style-name="P11" draw:layer="layout" svg:width="1.573cm" svg:height="0.45cm" svg:x="7.972cm" svg:y="16.808cm">
          <draw:text-box>
            <text:p text:style-name="P3"><text:span text:style-name="T9">MMMMMMM</text:span></text:p>
          </draw:text-box>
        </draw:frame>
        <draw:polygon draw:style-name="gr7" draw:text-style-name="P7" draw:layer="layout" svg:width="3.297cm" svg:height="0.669cm" svg:x="3.882cm" svg:y="18.078cm" svg:viewBox="0 0 3298 670" draw:points="0,0 3298,0 3298,670 0,670">
          <text:p/>
        </draw:polygon>
        <draw:polygon draw:style-name="gr8" draw:text-style-name="P8" draw:layer="layout" svg:width="3.297cm" svg:height="0.025cm" svg:x="3.882cm" svg:y="18.722cm" svg:viewBox="0 0 3298 26" draw:points="0,0 3298,0 3298,26 0,26">
          <text:p/>
        </draw:polygon>
        <draw:frame draw:style-name="gr38" draw:text-style-name="P14" draw:layer="layout" svg:width="1.001cm" svg:height="0.255cm" svg:x="8.27cm" svg:y="17.549cm">
          <draw:text-box>
            <text:p text:style-name="P3"><text:span text:style-name="T12">variables</text:span></text:p>
          </draw:text-box>
        </draw:frame>
        <draw:polygon draw:style-name="gr7" draw:text-style-name="P7" draw:layer="layout" svg:width="3.297cm" svg:height="0.669cm" svg:x="11.12cm" svg:y="19.392cm" svg:viewBox="0 0 3298 670" draw:points="0,0 3298,0 3298,670 0,670">
          <text:p/>
        </draw:polygon>
        <draw:polygon draw:style-name="gr8" draw:text-style-name="P8" draw:layer="layout" svg:width="3.297cm" svg:height="0.025cm" svg:x="11.12cm" svg:y="20.036cm" svg:viewBox="0 0 3298 26" draw:points="0,0 3298,0 3298,26 0,26">
          <text:p/>
        </draw:polygon>
        <draw:frame draw:style-name="gr25" draw:text-style-name="P11" draw:layer="layout" svg:width="0.899cm" svg:height="0.45cm" svg:x="3.882cm" svg:y="18.121cm">
          <draw:text-box>
            <text:p text:style-name="P3"><text:span text:style-name="T9">cond</text:span></text:p>
          </draw:text-box>
        </draw:frame>
        <draw:polygon draw:style-name="gr8" draw:text-style-name="P8" draw:layer="layout" svg:width="9.915cm" svg:height="0.025cm" svg:x="9.162cm" svg:y="20.036cm" svg:viewBox="0 0 9916 26" draw:points="0,0 9916,0 9916,26 0,26">
          <text:p/>
        </draw:polygon>
        <draw:frame draw:style-name="gr16" draw:text-style-name="P11" draw:layer="layout" svg:width="0.371cm" svg:height="0.45cm" svg:x="12.657cm" svg:y="19.435cm">
          <draw:text-box>
            <text:p text:style-name="P3"><text:span text:style-name="T9">M</text:span></text:p>
          </draw:text-box>
        </draw:frame>
        <draw:polygon draw:style-name="gr7" draw:text-style-name="P7" draw:layer="layout" svg:width="3.297cm" svg:height="0.67cm" svg:x="11.12cm" svg:y="20.705cm" svg:viewBox="0 0 3298 671" draw:points="0,0 3298,0 3298,671 0,671">
          <text:p/>
        </draw:polygon>
        <draw:polygon draw:style-name="gr8" draw:text-style-name="P8" draw:layer="layout" svg:width="3.297cm" svg:height="0.025cm" svg:x="11.12cm" svg:y="21.35cm" svg:viewBox="0 0 3298 26" draw:points="0,0 3298,0 3298,26 0,26">
          <text:p/>
        </draw:polygon>
        <draw:frame draw:style-name="gr16" draw:text-style-name="P11" draw:layer="layout" svg:width="0.371cm" svg:height="0.45cm" svg:x="18.854cm" svg:y="19.435cm">
          <draw:text-box>
            <text:p text:style-name="P3"><text:span text:style-name="T9">]</text:span></text:p>
          </draw:text-box>
        </draw:frame>
        <draw:polygon draw:style-name="gr8" draw:text-style-name="P8" draw:layer="layout" svg:width="9.915cm" svg:height="0.025cm" svg:x="9.162cm" svg:y="21.35cm" svg:viewBox="0 0 9916 26" draw:points="0,0 9916,0 9916,26 0,26">
          <text:p/>
        </draw:polygon>
        <draw:frame draw:style-name="gr25" draw:text-style-name="P11" draw:layer="layout" svg:width="0.899cm" svg:height="0.45cm" svg:x="12.323cm" svg:y="20.749cm">
          <draw:text-box>
            <text:p text:style-name="P3"><text:span text:style-name="T9">MMMM</text:span></text:p>
          </draw:text-box>
        </draw:frame>
        <draw:polygon draw:style-name="gr7" draw:text-style-name="P7" draw:layer="layout" svg:width="3.297cm" svg:height="0.669cm" svg:x="11.12cm" svg:y="22.019cm" svg:viewBox="0 0 3298 670" draw:points="0,0 3298,0 3298,670 0,670">
          <text:p/>
        </draw:polygon>
        <draw:polygon draw:style-name="gr8" draw:text-style-name="P8" draw:layer="layout" svg:width="3.297cm" svg:height="0.024cm" svg:x="11.12cm" svg:y="22.664cm" svg:viewBox="0 0 3298 25" draw:points="0,0 3298,0 3298,25 0,25">
          <text:p/>
        </draw:polygon>
        <draw:frame draw:style-name="gr16" draw:text-style-name="P11" draw:layer="layout" svg:width="0.371cm" svg:height="0.45cm" svg:x="18.854cm" svg:y="20.749cm">
          <draw:text-box>
            <text:p text:style-name="P3"><text:span text:style-name="T9">]</text:span></text:p>
          </draw:text-box>
        </draw:frame>
        <draw:polygon draw:style-name="gr8" draw:text-style-name="P8" draw:layer="layout" svg:width="9.915cm" svg:height="0.024cm" svg:x="9.162cm" svg:y="22.664cm" svg:viewBox="0 0 9916 25" draw:points="0,0 9916,0 9916,25 0,25">
          <text:p/>
        </draw:polygon>
        <draw:frame draw:style-name="gr35" draw:text-style-name="P11" draw:layer="layout" svg:width="1.124cm" svg:height="0.45cm" svg:x="12.211cm" svg:y="22.063cm">
          <draw:text-box>
            <text:p text:style-name="P3"><text:span text:style-name="T9">MMMMM</text:span></text:p>
          </draw:text-box>
        </draw:frame>
        <draw:polygon draw:style-name="gr7" draw:text-style-name="P7" draw:layer="layout" svg:width="3.297cm" svg:height="0.669cm" svg:x="11.12cm" svg:y="23.333cm" svg:viewBox="0 0 3298 670" draw:points="0,0 3298,0 3298,670 0,670">
          <text:p/>
        </draw:polygon>
        <draw:polygon draw:style-name="gr8" draw:text-style-name="P8" draw:layer="layout" svg:width="3.297cm" svg:height="0.025cm" svg:x="11.12cm" svg:y="23.977cm" svg:viewBox="0 0 3298 26" draw:points="0,0 3298,0 3298,26 0,26">
          <text:p/>
        </draw:polygon>
        <draw:frame draw:style-name="gr16" draw:text-style-name="P11" draw:layer="layout" svg:width="0.371cm" svg:height="0.45cm" svg:x="18.854cm" svg:y="22.063cm">
          <draw:text-box>
            <text:p text:style-name="P3"><text:span text:style-name="T9">]</text:span></text:p>
          </draw:text-box>
        </draw:frame>
        <draw:polygon draw:style-name="gr8" draw:text-style-name="P8" draw:layer="layout" svg:width="9.915cm" svg:height="0.025cm" svg:x="9.162cm" svg:y="23.977cm" svg:viewBox="0 0 9916 26" draw:points="0,0 9916,0 9916,26 0,26">
          <text:p/>
        </draw:polygon>
        <draw:frame draw:style-name="gr35" draw:text-style-name="P11" draw:layer="layout" svg:width="1.124cm" svg:height="0.45cm" svg:x="12.211cm" svg:y="23.376cm">
          <draw:text-box>
            <text:p text:style-name="P3"><text:span text:style-name="T9">MMMMM</text:span></text:p>
          </draw:text-box>
        </draw:frame>
        <draw:polygon draw:style-name="gr7" draw:text-style-name="P7" draw:layer="layout" svg:width="3.297cm" svg:height="0.669cm" svg:x="11.12cm" svg:y="24.647cm" svg:viewBox="0 0 3298 670" draw:points="0,0 3298,0 3298,670 0,670">
          <text:p/>
        </draw:polygon>
        <draw:polygon draw:style-name="gr8" draw:text-style-name="P8" draw:layer="layout" svg:width="3.297cm" svg:height="0.025cm" svg:x="11.12cm" svg:y="25.291cm" svg:viewBox="0 0 3298 26" draw:points="0,0 3298,0 3298,26 0,26">
          <text:p/>
        </draw:polygon>
        <draw:frame draw:style-name="gr16" draw:text-style-name="P11" draw:layer="layout" svg:width="0.371cm" svg:height="0.45cm" svg:x="18.854cm" svg:y="23.376cm">
          <draw:text-box>
            <text:p text:style-name="P3"><text:span text:style-name="T9">]</text:span></text:p>
          </draw:text-box>
        </draw:frame>
        <draw:polygon draw:style-name="gr8" draw:text-style-name="P8" draw:layer="layout" svg:width="9.915cm" svg:height="0.025cm" svg:x="9.806cm" svg:y="25.291cm" svg:viewBox="0 0 9916 26" draw:points="0,0 9916,0 9916,26 0,26">
          <text:p/>
        </draw:polygon>
        <draw:frame draw:style-name="gr37" draw:text-style-name="P11" draw:layer="layout" svg:width="1.573cm" svg:height="0.45cm" svg:x="11.988cm" svg:y="24.69cm">
          <draw:text-box>
            <text:p text:style-name="P3"><text:span text:style-name="T9">MMMMMMM</text:span></text:p>
          </draw:text-box>
        </draw:frame>
        <draw:polygon draw:style-name="gr7" draw:text-style-name="P7" draw:layer="layout" svg:width="6.866cm" svg:height="0.669cm" svg:x="4.105cm" svg:y="19.392cm" svg:viewBox="0 0 6867 670" draw:points="0,0 6867,0 6867,670 0,670">
          <text:p/>
        </draw:polygon>
        <draw:polygon draw:style-name="gr8" draw:text-style-name="P8" draw:layer="layout" svg:width="6.866cm" svg:height="0.025cm" svg:x="4.105cm" svg:y="20.036cm" svg:viewBox="0 0 6867 26" draw:points="0,0 0,26 6867,26 6545,0">
          <text:p/>
        </draw:polygon>
        <draw:polygon draw:style-name="gr7" draw:text-style-name="P7" draw:layer="layout" svg:width="0.322cm" svg:height="0.669cm" svg:x="10.649cm" svg:y="19.392cm" svg:viewBox="0 0 323 670" draw:points="0,0 0,645 323,670 323,0">
          <text:p/>
        </draw:polygon>
        <draw:frame draw:style-name="gr39" draw:text-style-name="P11" draw:layer="layout" svg:width="0.675cm" svg:height="0.45cm" svg:x="19.053cm" svg:y="24.69cm">
          <draw:text-box>
            <text:p text:style-name="P3"><text:span text:style-name="T9">]))</text:span></text:p>
          </draw:text-box>
        </draw:frame>
        <draw:polygon draw:style-name="gr7" draw:text-style-name="P7" draw:layer="layout" svg:width="6.866cm" svg:height="0.67cm" svg:x="4.105cm" svg:y="20.705cm" svg:viewBox="0 0 6867 671" draw:points="0,0 6867,0 6867,671 0,671">
          <text:p/>
        </draw:polygon>
        <draw:polygon draw:style-name="gr8" draw:text-style-name="P8" draw:layer="layout" svg:width="6.866cm" svg:height="0.025cm" svg:x="4.105cm" svg:y="21.35cm" svg:viewBox="0 0 6867 26" draw:points="0,0 0,26 6867,26 6545,0">
          <text:p/>
        </draw:polygon>
        <draw:polygon draw:style-name="gr7" draw:text-style-name="P7" draw:layer="layout" svg:width="0.322cm" svg:height="0.67cm" svg:x="10.649cm" svg:y="20.705cm" svg:viewBox="0 0 323 671" draw:points="0,0 0,646 323,671 323,0">
          <text:p/>
        </draw:polygon>
        <draw:frame draw:style-name="gr40" draw:text-style-name="P11" draw:layer="layout" svg:width="5.611cm" svg:height="0.45cm" svg:x="4.106cm" svg:y="19.435cm">
          <draw:text-box>
            <text:p text:style-name="P3"><text:span text:style-name="T9">MMMMMMMMMMMMMMMMMMMMMMMMM</text:span></text:p>
          </draw:text-box>
        </draw:frame>
        <draw:polygon draw:style-name="gr7" draw:text-style-name="P7" draw:layer="layout" svg:width="6.866cm" svg:height="0.669cm" svg:x="4.105cm" svg:y="22.019cm" svg:viewBox="0 0 6867 670" draw:points="0,0 6867,0 6867,670 0,670">
          <text:p/>
        </draw:polygon>
        <draw:polygon draw:style-name="gr8" draw:text-style-name="P8" draw:layer="layout" svg:width="6.866cm" svg:height="0.024cm" svg:x="4.105cm" svg:y="22.664cm" svg:viewBox="0 0 6867 25" draw:points="0,0 0,25 6867,25 6545,0">
          <text:p/>
        </draw:polygon>
        <draw:polygon draw:style-name="gr7" draw:text-style-name="P7" draw:layer="layout" svg:width="0.322cm" svg:height="0.669cm" svg:x="10.649cm" svg:y="22.019cm" svg:viewBox="0 0 323 670" draw:points="0,0 0,646 323,670 323,0">
          <text:p/>
        </draw:polygon>
        <draw:frame draw:style-name="gr41" draw:text-style-name="P11" draw:layer="layout" svg:width="6.284cm" svg:height="0.45cm" svg:x="4.106cm" svg:y="20.749cm">
          <draw:text-box>
            <text:p text:style-name="P3"><text:span text:style-name="T9">MMMMMMMMMMMMMMMMMMMMMMMMMMMM</text:span></text:p>
          </draw:text-box>
        </draw:frame>
        <draw:polygon draw:style-name="gr7" draw:text-style-name="P7" draw:layer="layout" svg:width="6.866cm" svg:height="0.669cm" svg:x="4.105cm" svg:y="23.333cm" svg:viewBox="0 0 6867 670" draw:points="0,0 6867,0 6867,670 0,670">
          <text:p/>
        </draw:polygon>
        <draw:polygon draw:style-name="gr8" draw:text-style-name="P8" draw:layer="layout" svg:width="6.866cm" svg:height="0.025cm" svg:x="4.105cm" svg:y="23.977cm" svg:viewBox="0 0 6867 26" draw:points="0,0 0,26 6867,26 6545,0">
          <text:p/>
        </draw:polygon>
        <draw:polygon draw:style-name="gr7" draw:text-style-name="P7" draw:layer="layout" svg:width="0.322cm" svg:height="0.669cm" svg:x="10.649cm" svg:y="23.333cm" svg:viewBox="0 0 323 670" draw:points="0,0 0,645 323,670 323,0">
          <text:p/>
        </draw:polygon>
        <draw:frame draw:style-name="gr42" draw:text-style-name="P11" draw:layer="layout" svg:width="5.836cm" svg:height="0.45cm" svg:x="4.106cm" svg:y="22.063cm">
          <draw:text-box>
            <text:p text:style-name="P3"><text:span text:style-name="T9">MMMMMMMMMMMMMMMMMMMMMMMMMM</text:span></text:p>
          </draw:text-box>
        </draw:frame>
        <draw:polygon draw:style-name="gr7" draw:text-style-name="P7" draw:layer="layout" svg:width="6.866cm" svg:height="0.669cm" svg:x="4.105cm" svg:y="24.647cm" svg:viewBox="0 0 6867 670" draw:points="0,0 6867,0 6867,670 0,670">
          <text:p/>
        </draw:polygon>
        <draw:polygon draw:style-name="gr8" draw:text-style-name="P8" draw:layer="layout" svg:width="6.866cm" svg:height="0.025cm" svg:x="4.105cm" svg:y="25.291cm" svg:viewBox="0 0 6867 26" draw:points="0,0 0,26 6867,26 6545,0">
          <text:p/>
        </draw:polygon>
        <draw:polygon draw:style-name="gr7" draw:text-style-name="P7" draw:layer="layout" svg:width="0.322cm" svg:height="0.669cm" svg:x="10.649cm" svg:y="24.647cm" svg:viewBox="0 0 323 670" draw:points="0,0 0,645 323,670 323,0">
          <text:p/>
        </draw:polygon>
        <draw:frame draw:style-name="gr43" draw:text-style-name="P11" draw:layer="layout" svg:width="6.06cm" svg:height="0.45cm" svg:x="4.106cm" svg:y="23.376cm">
          <draw:text-box>
            <text:p text:style-name="P3"><text:span text:style-name="T9">MMMMMMMMMMMMMMMMMMMMMMMMMMM</text:span></text:p>
          </draw:text-box>
        </draw:frame>
        <draw:frame draw:style-name="gr25" draw:text-style-name="P11" draw:layer="layout" svg:width="0.899cm" svg:height="0.45cm" svg:x="4.106cm" svg:y="24.69cm">
          <draw:text-box>
            <text:p text:style-name="P3"><text:span text:style-name="T9">MMMM</text:span></text:p>
          </draw:text-box>
        </draw:frame>
        <draw:frame draw:style-name="gr6" draw:text-style-name="P6" draw:layer="layout" svg:width="0.451cm" svg:height="0.412cm" svg:x="10.619cm" svg:y="26.446cm">
          <draw:text-box>
            <text:p text:style-name="P3"><text:span text:style-name="T3">25</text:span></text:p>
          </draw:text-box>
        </draw:frame>
      </draw:page>
      <draw:page draw:name="page3" draw:style-name="dp1" draw:master-page-name="master-page150">
        <draw:polygon draw:style-name="gr7" draw:text-style-name="P7" draw:layer="layout" svg:width="17.847cm" svg:height="26.028cm" svg:x="1.874cm" svg:y="0.949cm" svg:viewBox="0 0 17848 26029" draw:points="0,0 17848,0 17848,26029 0,26029">
          <text:p/>
        </draw:polygon>
        <draw:polygon draw:style-name="gr7" draw:text-style-name="P7" draw:layer="layout" svg:width="17.847cm" svg:height="21.615cm" svg:x="1.874cm" svg:y="1.247cm" svg:viewBox="0 0 17848 21616" draw:points="0,0 17848,0 17848,21616 0,21616">
          <text:p/>
        </draw:polygon>
        <draw:polygon draw:style-name="gr8" draw:text-style-name="P8" draw:layer="layout" svg:width="17.847cm" svg:height="1.116cm" svg:x="1.874cm" svg:y="1.395cm" svg:viewBox="0 0 17848 1117" draw:points="0,0 17848,0 17848,1117 0,1117">
          <text:p/>
        </draw:polygon>
        <draw:polygon draw:style-name="gr9" draw:text-style-name="P9" draw:layer="layout" svg:width="17.847cm" svg:height="0.892cm" svg:x="1.874cm" svg:y="3.949cm" svg:viewBox="0 0 17848 893" draw:points="0,0 17848,0 17848,893 0,893">
          <text:p/>
        </draw:polygon>
        <draw:polygon draw:style-name="gr9" draw:text-style-name="P9" draw:layer="layout" svg:width="17.847cm" svg:height="0.893cm" svg:x="1.874cm" svg:y="8.063cm" svg:viewBox="0 0 17848 894" draw:points="0,0 17848,0 17848,894 0,894">
          <text:p/>
        </draw:polygon>
        <draw:polygon draw:style-name="gr9" draw:text-style-name="P9" draw:layer="layout" svg:width="17.847cm" svg:height="0.892cm" svg:x="1.874cm" svg:y="14.806cm" svg:viewBox="0 0 17848 893" draw:points="0,0 17848,0 17848,893 0,893">
          <text:p/>
        </draw:polygon>
        <draw:frame draw:style-name="gr44" draw:text-style-name="P10" draw:layer="layout" svg:width="8.295cm" svg:height="0.581cm" svg:x="7.216cm" svg:y="1.68cm">
          <draw:text-box>
            <text:p text:style-name="P3"><text:span text:style-name="T4">Word Problem: update-player</text:span></text:p>
          </draw:text-box>
        </draw:frame>
        <draw:frame draw:style-name="gr45" draw:text-style-name="P11" draw:layer="layout" svg:width="17.9cm" svg:height="0.437cm" svg:x="2.122cm" svg:y="2.786cm">
          <draw:text-box>
            <text:p text:style-name="P3"><text:span text:style-name="T5">Directions: </text:span><text:span text:style-name="T6">Write a function called update-player, which takes in the player’s y-coordinate and</text:span></text:p>
          </draw:text-box>
        </draw:frame>
        <draw:frame draw:style-name="gr46" draw:text-style-name="P11" draw:layer="layout" svg:width="11.995cm" svg:height="0.437cm" svg:x="2.122cm" svg:y="3.257cm">
          <draw:text-box>
            <text:p text:style-name="P3"><text:span text:style-name="T6">the name of the key pressed, and returns the new y-coordinate.</text:span></text:p>
          </draw:text-box>
        </draw:frame>
        <draw:frame draw:style-name="gr14" draw:text-style-name="P12" draw:layer="layout" svg:width="8.816cm" svg:height="0.551cm" svg:x="2.023cm" svg:y="4.132cm">
          <draw:text-box>
            <text:p text:style-name="P3"><text:span text:style-name="T7">Contract and Purpose Statement</text:span></text:p>
          </draw:text-box>
        </draw:frame>
        <draw:frame draw:style-name="gr15" draw:text-style-name="P13" draw:layer="layout" svg:width="4.9cm" svg:height="0.352cm" svg:x="1.875cm" svg:y="4.863cm">
          <draw:text-box>
            <text:p text:style-name="P3"><text:span text:style-name="T8">Every contract has three parts...</text:span></text:p>
          </draw:text-box>
        </draw:frame>
        <draw:frame draw:style-name="gr16" draw:text-style-name="P11" draw:layer="layout" svg:width="0.371cm" svg:height="0.45cm" svg:x="1.875cm" svg:y="5.479cm">
          <draw:text-box>
            <text:p text:style-name="P3"><text:span text:style-name="T9">;</text:span></text:p>
          </draw:text-box>
        </draw:frame>
        <draw:frame draw:style-name="gr17" draw:text-style-name="P11" draw:layer="layout" svg:width="0.371cm" svg:height="0.437cm" svg:x="5.742cm" svg:y="5.463cm">
          <draw:text-box>
            <text:p text:style-name="P3"><text:span text:style-name="T10">:</text:span></text:p>
          </draw:text-box>
        </draw:frame>
        <draw:frame draw:style-name="gr18" draw:text-style-name="P11" draw:layer="layout" svg:width="0.371cm" svg:height="0.488cm" svg:x="14.715cm" svg:y="5.551cm">
          <draw:text-box>
            <text:p text:style-name="P3"><text:span text:style-name="T11">®</text:span></text:p>
          </draw:text-box>
        </draw:frame>
        <draw:frame draw:style-name="gr16" draw:text-style-name="P11" draw:layer="layout" svg:width="0.371cm" svg:height="0.45cm" svg:x="1.875cm" svg:y="6.793cm">
          <draw:text-box>
            <text:p text:style-name="P3"><text:span text:style-name="T9">;</text:span></text:p>
          </draw:text-box>
        </draw:frame>
        <draw:frame draw:style-name="gr19" draw:text-style-name="P12" draw:layer="layout" svg:width="2.555cm" svg:height="0.551cm" svg:x="2.023cm" svg:y="8.247cm">
          <draw:text-box>
            <text:p text:style-name="P3"><text:span text:style-name="T7">Examples</text:span></text:p>
          </draw:text-box>
        </draw:frame>
        <draw:frame draw:style-name="gr20" draw:text-style-name="P13" draw:layer="layout" svg:width="9.057cm" svg:height="0.352cm" svg:x="1.875cm" svg:y="8.978cm">
          <draw:text-box>
            <text:p text:style-name="P3"><text:span text:style-name="T8">Write some examples, then circle and label what changes...</text:span></text:p>
          </draw:text-box>
        </draw:frame>
        <draw:frame draw:style-name="gr21" draw:text-style-name="P11" draw:layer="layout" svg:width="2.021cm" svg:height="0.45cm" svg:x="1.875cm" svg:y="9.594cm">
          <draw:text-box>
            <text:p text:style-name="P3"><text:span text:style-name="T9">(EXAMPLE(</text:span></text:p>
          </draw:text-box>
        </draw:frame>
        <draw:frame draw:style-name="gr16" draw:text-style-name="P11" draw:layer="layout" svg:width="0.371cm" svg:height="0.45cm" svg:x="10.773cm" svg:y="9.594cm">
          <draw:text-box>
            <text:p text:style-name="P3"><text:span text:style-name="T9">)</text:span></text:p>
          </draw:text-box>
        </draw:frame>
        <draw:frame draw:style-name="gr21" draw:text-style-name="P11" draw:layer="layout" svg:width="2.021cm" svg:height="0.45cm" svg:x="1.875cm" svg:y="10.908cm">
          <draw:text-box>
            <text:p text:style-name="P3"><text:span text:style-name="T9">(EXAMPLE(</text:span></text:p>
          </draw:text-box>
        </draw:frame>
        <draw:frame draw:style-name="gr16" draw:text-style-name="P11" draw:layer="layout" svg:width="0.371cm" svg:height="0.45cm" svg:x="10.773cm" svg:y="10.908cm">
          <draw:text-box>
            <text:p text:style-name="P3"><text:span text:style-name="T9">)</text:span></text:p>
          </draw:text-box>
        </draw:frame>
        <draw:frame draw:style-name="gr21" draw:text-style-name="P11" draw:layer="layout" svg:width="2.021cm" svg:height="0.45cm" svg:x="1.875cm" svg:y="12.222cm">
          <draw:text-box>
            <text:p text:style-name="P3"><text:span text:style-name="T9">(EXAMPLE(</text:span></text:p>
          </draw:text-box>
        </draw:frame>
        <draw:frame draw:style-name="gr16" draw:text-style-name="P11" draw:layer="layout" svg:width="0.371cm" svg:height="0.45cm" svg:x="10.773cm" svg:y="12.222cm">
          <draw:text-box>
            <text:p text:style-name="P3"><text:span text:style-name="T9">)</text:span></text:p>
          </draw:text-box>
        </draw:frame>
        <draw:frame draw:style-name="gr21" draw:text-style-name="P11" draw:layer="layout" svg:width="2.021cm" svg:height="0.45cm" svg:x="1.875cm" svg:y="13.536cm">
          <draw:text-box>
            <text:p text:style-name="P3"><text:span text:style-name="T9">(EXAMPLE(</text:span></text:p>
          </draw:text-box>
        </draw:frame>
        <draw:frame draw:style-name="gr16" draw:text-style-name="P11" draw:layer="layout" svg:width="0.371cm" svg:height="0.45cm" svg:x="10.773cm" svg:y="13.536cm">
          <draw:text-box>
            <text:p text:style-name="P3"><text:span text:style-name="T9">)</text:span></text:p>
          </draw:text-box>
        </draw:frame>
        <draw:frame draw:style-name="gr22" draw:text-style-name="P12" draw:layer="layout" svg:width="2.622cm" svg:height="0.551cm" svg:x="2.023cm" svg:y="14.989cm">
          <draw:text-box>
            <text:p text:style-name="P3"><text:span text:style-name="T7">Definition</text:span></text:p>
          </draw:text-box>
        </draw:frame>
        <draw:frame draw:style-name="gr23" draw:text-style-name="P13" draw:layer="layout" svg:width="10.238cm" svg:height="0.352cm" svg:x="1.875cm" svg:y="15.72cm">
          <draw:text-box>
            <text:p text:style-name="P3"><text:span text:style-name="T8">Write the definition, given variable names to all your input values...</text:span></text:p>
          </draw:text-box>
        </draw:frame>
        <draw:frame draw:style-name="gr24" draw:text-style-name="P11" draw:layer="layout" svg:width="1.797cm" svg:height="0.45cm" svg:x="1.875cm" svg:y="16.337cm">
          <draw:text-box>
            <text:p text:style-name="P3"><text:span text:style-name="T9">(define(</text:span></text:p>
          </draw:text-box>
        </draw:frame>
        <draw:frame draw:style-name="gr16" draw:text-style-name="P11" draw:layer="layout" svg:width="0.371cm" svg:height="0.45cm" svg:x="10.55cm" svg:y="16.337cm">
          <draw:text-box>
            <text:p text:style-name="P3"><text:span text:style-name="T9">)</text:span></text:p>
          </draw:text-box>
        </draw:frame>
        <draw:frame draw:style-name="gr16" draw:text-style-name="P11" draw:layer="layout" svg:width="0.371cm" svg:height="0.45cm" svg:x="3.659cm" svg:y="17.65cm">
          <draw:text-box>
            <text:p text:style-name="P3"><text:span text:style-name="T9">(</text:span></text:p>
          </draw:text-box>
        </draw:frame>
        <draw:frame draw:style-name="gr16" draw:text-style-name="P11" draw:layer="layout" svg:width="0.371cm" svg:height="0.45cm" svg:x="3.882cm" svg:y="18.964cm">
          <draw:text-box>
            <text:p text:style-name="P3"><text:span text:style-name="T9">[</text:span></text:p>
          </draw:text-box>
        </draw:frame>
        <draw:frame draw:style-name="gr16" draw:text-style-name="P11" draw:layer="layout" svg:width="0.371cm" svg:height="0.45cm" svg:x="3.882cm" svg:y="20.278cm">
          <draw:text-box>
            <text:p text:style-name="P3"><text:span text:style-name="T9">[</text:span></text:p>
          </draw:text-box>
        </draw:frame>
        <draw:polygon draw:style-name="gr7" draw:text-style-name="P7" draw:layer="layout" svg:width="3.495cm" svg:height="0.669cm" svg:x="2.097cm" svg:y="5.436cm" svg:viewBox="0 0 3496 670" draw:points="0,0 3496,0 3496,670 0,670">
          <text:p/>
        </draw:polygon>
        <draw:polygon draw:style-name="gr8" draw:text-style-name="P8" draw:layer="layout" svg:width="3.495cm" svg:height="0.025cm" svg:x="2.097cm" svg:y="6.08cm" svg:viewBox="0 0 3496 26" draw:points="0,0 3496,0 3496,26 0,26">
          <text:p/>
        </draw:polygon>
        <draw:frame draw:style-name="gr16" draw:text-style-name="P11" draw:layer="layout" svg:width="0.371cm" svg:height="0.45cm" svg:x="3.882cm" svg:y="21.592cm">
          <draw:text-box>
            <text:p text:style-name="P3"><text:span text:style-name="T9">[</text:span></text:p>
          </draw:text-box>
        </draw:frame>
        <draw:frame draw:style-name="gr47" draw:text-style-name="P11" draw:layer="layout" svg:width="2.919cm" svg:height="0.45cm" svg:x="2.395cm" svg:y="5.479cm">
          <draw:text-box>
            <text:p text:style-name="P3"><text:span text:style-name="T9">MMMMMMMMMMMMM</text:span></text:p>
          </draw:text-box>
        </draw:frame>
        <draw:polygon draw:style-name="gr7" draw:text-style-name="P7" draw:layer="layout" svg:width="8.726cm" svg:height="0.669cm" svg:x="5.84cm" svg:y="5.436cm" svg:viewBox="0 0 8727 670" draw:points="0,0 8727,0 8727,670 0,670">
          <text:p/>
        </draw:polygon>
        <draw:polygon draw:style-name="gr8" draw:text-style-name="P8" draw:layer="layout" svg:width="8.726cm" svg:height="0.025cm" svg:x="5.84cm" svg:y="6.08cm" svg:viewBox="0 0 8727 26" draw:points="0,0 8727,0 8727,26 0,26">
          <text:p/>
        </draw:polygon>
        <draw:frame draw:style-name="gr26" draw:text-style-name="P14" draw:layer="layout" svg:width="1.598cm" svg:height="0.255cm" svg:x="3.052cm" svg:y="6.221cm">
          <draw:text-box>
            <text:p text:style-name="P3"><text:span text:style-name="T12">function name</text:span></text:p>
          </draw:text-box>
        </draw:frame>
        <draw:frame draw:style-name="gr47" draw:text-style-name="P11" draw:layer="layout" svg:width="2.919cm" svg:height="0.45cm" svg:x="8.753cm" svg:y="5.479cm">
          <draw:text-box>
            <text:p text:style-name="P3"><text:span text:style-name="T9">MMMMMMMMMMMMM</text:span></text:p>
          </draw:text-box>
        </draw:frame>
        <draw:polygon draw:style-name="gr7" draw:text-style-name="P7" draw:layer="layout" svg:width="4.363cm" svg:height="0.669cm" svg:x="15.086cm" svg:y="5.436cm" svg:viewBox="0 0 4364 670" draw:points="0,0 4364,0 4364,670 0,670">
          <text:p/>
        </draw:polygon>
        <draw:polygon draw:style-name="gr8" draw:text-style-name="P8" draw:layer="layout" svg:width="4.363cm" svg:height="0.025cm" svg:x="15.086cm" svg:y="6.08cm" svg:viewBox="0 0 4364 26" draw:points="0,0 4364,0 4364,26 0,26">
          <text:p/>
        </draw:polygon>
        <draw:frame draw:style-name="gr28" draw:text-style-name="P14" draw:layer="layout" svg:width="0.828cm" svg:height="0.255cm" svg:x="9.782cm" svg:y="6.221cm">
          <draw:text-box>
            <text:p text:style-name="P3"><text:span text:style-name="T12">domain</text:span></text:p>
          </draw:text-box>
        </draw:frame>
        <draw:frame draw:style-name="gr27" draw:text-style-name="P11" draw:layer="layout" svg:width="1.348cm" svg:height="0.45cm" svg:x="16.599cm" svg:y="5.479cm">
          <draw:text-box>
            <text:p text:style-name="P3"><text:span text:style-name="T9">MMMMMM</text:span></text:p>
          </draw:text-box>
        </draw:frame>
        <draw:polygon draw:style-name="gr7" draw:text-style-name="P7" draw:layer="layout" svg:width="17.476cm" svg:height="0.669cm" svg:x="2.097cm" svg:y="6.75cm" svg:viewBox="0 0 17477 670" draw:points="0,0 17477,0 17477,670 0,670">
          <text:p/>
        </draw:polygon>
        <draw:polygon draw:style-name="gr8" draw:text-style-name="P8" draw:layer="layout" svg:width="17.476cm" svg:height="0.025cm" svg:x="2.097cm" svg:y="7.394cm" svg:viewBox="0 0 17477 26" draw:points="0,0 17477,0 17477,26 0,26">
          <text:p/>
        </draw:polygon>
        <draw:frame draw:style-name="gr29" draw:text-style-name="P14" draw:layer="layout" svg:width="0.641cm" svg:height="0.255cm" svg:x="16.946cm" svg:y="6.221cm">
          <draw:text-box>
            <text:p text:style-name="P3"><text:span text:style-name="T12">range</text:span></text:p>
          </draw:text-box>
        </draw:frame>
        <draw:frame draw:style-name="gr48" draw:text-style-name="P11" draw:layer="layout" svg:width="10.772cm" svg:height="0.45cm" svg:x="2.098cm" svg:y="6.793cm">
          <draw:text-box>
            <text:p text:style-name="P3"><text:span text:style-name="T9">MMMMMMMMMMMMMMMMMMMMMMMMMMMMMMMMMMMMMMMMMMMMMMMM</text:span></text:p>
          </draw:text-box>
        </draw:frame>
        <draw:polygon draw:style-name="gr7" draw:text-style-name="P7" draw:layer="layout" svg:width="3.297cm" svg:height="0.669cm" svg:x="3.882cm" svg:y="9.551cm" svg:viewBox="0 0 3298 670" draw:points="0,0 3298,0 3298,670 0,670">
          <text:p/>
        </draw:polygon>
        <draw:polygon draw:style-name="gr8" draw:text-style-name="P8" draw:layer="layout" svg:width="3.297cm" svg:height="0.025cm" svg:x="3.882cm" svg:y="10.195cm" svg:viewBox="0 0 3298 26" draw:points="0,0 3298,0 3298,26 0,26">
          <text:p/>
        </draw:polygon>
        <draw:frame draw:style-name="gr31" draw:text-style-name="P14" draw:layer="layout" svg:width="3.008cm" svg:height="0.255cm" svg:x="9.336cm" svg:y="7.535cm">
          <draw:text-box>
            <text:p text:style-name="P3"><text:span text:style-name="T12">what does the function do?</text:span></text:p>
          </draw:text-box>
        </draw:frame>
        <draw:frame draw:style-name="gr47" draw:text-style-name="P11" draw:layer="layout" svg:width="2.919cm" svg:height="0.45cm" svg:x="4.081cm" svg:y="9.594cm">
          <draw:text-box>
            <text:p text:style-name="P3"><text:span text:style-name="T9">update-player</text:span></text:p>
          </draw:text-box>
        </draw:frame>
        <draw:polygon draw:style-name="gr7" draw:text-style-name="P7" draw:layer="layout" svg:width="3.297cm" svg:height="0.669cm" svg:x="7.327cm" svg:y="9.551cm" svg:viewBox="0 0 3298 670" draw:points="0,0 3298,0 3298,670 0,670">
          <text:p/>
        </draw:polygon>
        <draw:polygon draw:style-name="gr8" draw:text-style-name="P8" draw:layer="layout" svg:width="3.297cm" svg:height="0.025cm" svg:x="7.327cm" svg:y="10.195cm" svg:viewBox="0 0 3298 26" draw:points="0,0 3298,0 3298,26 0,26">
          <text:p/>
        </draw:polygon>
        <draw:frame draw:style-name="gr26" draw:text-style-name="P14" draw:layer="layout" svg:width="1.598cm" svg:height="0.255cm" svg:x="4.738cm" svg:y="10.336cm">
          <draw:text-box>
            <text:p text:style-name="P3"><text:span text:style-name="T12">function name</text:span></text:p>
          </draw:text-box>
        </draw:frame>
        <draw:frame draw:style-name="gr21" draw:text-style-name="P11" draw:layer="layout" svg:width="2.021cm" svg:height="0.45cm" svg:x="8.022cm" svg:y="9.594cm">
          <draw:text-box>
            <text:p text:style-name="P3"><text:span text:style-name="T9">320 <text:s/>"up"</text:span></text:p>
          </draw:text-box>
        </draw:frame>
        <draw:polygon draw:style-name="gr7" draw:text-style-name="P7" draw:layer="layout" svg:width="7.263cm" svg:height="0.669cm" svg:x="11.492cm" svg:y="9.551cm" svg:viewBox="0 0 7264 670" draw:points="0,0 7264,0 7264,670 0,670">
          <text:p/>
        </draw:polygon>
        <draw:polygon draw:style-name="gr8" draw:text-style-name="P8" draw:layer="layout" svg:width="7.263cm" svg:height="0.025cm" svg:x="11.492cm" svg:y="10.195cm" svg:viewBox="0 0 7264 26" draw:points="0,0 7264,0 7264,26 0,26">
          <text:p/>
        </draw:polygon>
        <draw:frame draw:style-name="gr32" draw:text-style-name="P14" draw:layer="layout" svg:width="0.849cm" svg:height="0.255cm" svg:x="8.58cm" svg:y="10.336cm">
          <draw:text-box>
            <text:p text:style-name="P3"><text:span text:style-name="T12">input(s)</text:span></text:p>
          </draw:text-box>
        </draw:frame>
        <draw:frame draw:style-name="gr36" draw:text-style-name="P11" draw:layer="layout" svg:width="2.246cm" svg:height="0.45cm" svg:x="11.492cm" svg:y="9.594cm">
          <draw:text-box>
            <text:p text:style-name="P3"><text:span text:style-name="T9">MMMMMMMMMM</text:span></text:p>
          </draw:text-box>
        </draw:frame>
        <draw:polygon draw:style-name="gr8" draw:text-style-name="P8" draw:layer="layout" svg:width="9.915cm" svg:height="0.025cm" svg:x="9.162cm" svg:y="10.195cm" svg:viewBox="0 0 9916 26" draw:points="0,0 9916,0 9916,26 0,26">
          <text:p/>
        </draw:polygon>
        <draw:frame draw:style-name="gr33" draw:text-style-name="P14" draw:layer="layout" svg:width="3.033cm" svg:height="0.255cm" svg:x="13.624cm" svg:y="10.336cm">
          <draw:text-box>
            <text:p text:style-name="P3"><text:span text:style-name="T12">what the function produces</text:span></text:p>
          </draw:text-box>
        </draw:frame>
        <draw:polygon draw:style-name="gr7" draw:text-style-name="P7" draw:layer="layout" svg:width="3.297cm" svg:height="0.67cm" svg:x="3.882cm" svg:y="10.864cm" svg:viewBox="0 0 3298 671" draw:points="0,0 3298,0 3298,671 0,671">
          <text:p/>
        </draw:polygon>
        <draw:polygon draw:style-name="gr8" draw:text-style-name="P8" draw:layer="layout" svg:width="3.297cm" svg:height="0.025cm" svg:x="3.882cm" svg:y="11.509cm" svg:viewBox="0 0 3298 26" draw:points="0,0 3298,0 3298,26 0,26">
          <text:p/>
        </draw:polygon>
        <draw:frame draw:style-name="gr16" draw:text-style-name="P11" draw:layer="layout" svg:width="0.371cm" svg:height="0.45cm" svg:x="18.854cm" svg:y="9.594cm">
          <draw:text-box>
            <text:p text:style-name="P3"><text:span text:style-name="T9">)</text:span></text:p>
          </draw:text-box>
        </draw:frame>
        <draw:frame draw:style-name="gr47" draw:text-style-name="P11" draw:layer="layout" svg:width="2.919cm" svg:height="0.45cm" svg:x="4.081cm" svg:y="10.908cm">
          <draw:text-box>
            <text:p text:style-name="P3"><text:span text:style-name="T9">update-player</text:span></text:p>
          </draw:text-box>
        </draw:frame>
        <draw:polygon draw:style-name="gr7" draw:text-style-name="P7" draw:layer="layout" svg:width="3.297cm" svg:height="0.67cm" svg:x="7.327cm" svg:y="10.864cm" svg:viewBox="0 0 3298 671" draw:points="0,0 3298,0 3298,671 0,671">
          <text:p/>
        </draw:polygon>
        <draw:polygon draw:style-name="gr8" draw:text-style-name="P8" draw:layer="layout" svg:width="3.297cm" svg:height="0.025cm" svg:x="7.327cm" svg:y="11.509cm" svg:viewBox="0 0 3298 26" draw:points="0,0 3298,0 3298,26 0,26">
          <text:p/>
        </draw:polygon>
        <draw:frame draw:style-name="gr26" draw:text-style-name="P14" draw:layer="layout" svg:width="1.598cm" svg:height="0.255cm" svg:x="4.738cm" svg:y="11.649cm">
          <draw:text-box>
            <text:p text:style-name="P3"><text:span text:style-name="T12">function name</text:span></text:p>
          </draw:text-box>
        </draw:frame>
        <draw:frame draw:style-name="gr21" draw:text-style-name="P11" draw:layer="layout" svg:width="2.021cm" svg:height="0.45cm" svg:x="8.022cm" svg:y="10.908cm">
          <draw:text-box>
            <text:p text:style-name="P3"><text:span text:style-name="T9">100 <text:s/>"up"</text:span></text:p>
          </draw:text-box>
        </draw:frame>
        <draw:polygon draw:style-name="gr7" draw:text-style-name="P7" draw:layer="layout" svg:width="7.263cm" svg:height="0.67cm" svg:x="11.492cm" svg:y="10.864cm" svg:viewBox="0 0 7264 671" draw:points="0,0 7264,0 7264,671 0,671">
          <text:p/>
        </draw:polygon>
        <draw:polygon draw:style-name="gr8" draw:text-style-name="P8" draw:layer="layout" svg:width="7.263cm" svg:height="0.025cm" svg:x="11.492cm" svg:y="11.509cm" svg:viewBox="0 0 7264 26" draw:points="0,0 7264,0 7264,26 0,26">
          <text:p/>
        </draw:polygon>
        <draw:frame draw:style-name="gr32" draw:text-style-name="P14" draw:layer="layout" svg:width="0.849cm" svg:height="0.255cm" svg:x="8.58cm" svg:y="11.649cm">
          <draw:text-box>
            <text:p text:style-name="P3"><text:span text:style-name="T12">input(s)</text:span></text:p>
          </draw:text-box>
        </draw:frame>
        <draw:frame draw:style-name="gr36" draw:text-style-name="P11" draw:layer="layout" svg:width="2.246cm" svg:height="0.45cm" svg:x="11.492cm" svg:y="10.908cm">
          <draw:text-box>
            <text:p text:style-name="P3"><text:span text:style-name="T9">MMMMMMMMMM</text:span></text:p>
          </draw:text-box>
        </draw:frame>
        <draw:polygon draw:style-name="gr8" draw:text-style-name="P8" draw:layer="layout" svg:width="9.915cm" svg:height="0.025cm" svg:x="9.162cm" svg:y="11.509cm" svg:viewBox="0 0 9916 26" draw:points="0,0 9916,0 9916,26 0,26">
          <text:p/>
        </draw:polygon>
        <draw:frame draw:style-name="gr33" draw:text-style-name="P14" draw:layer="layout" svg:width="3.033cm" svg:height="0.255cm" svg:x="13.624cm" svg:y="11.649cm">
          <draw:text-box>
            <text:p text:style-name="P3"><text:span text:style-name="T12">what the function produces</text:span></text:p>
          </draw:text-box>
        </draw:frame>
        <draw:polygon draw:style-name="gr7" draw:text-style-name="P7" draw:layer="layout" svg:width="3.297cm" svg:height="0.67cm" svg:x="3.882cm" svg:y="12.178cm" svg:viewBox="0 0 3298 671" draw:points="0,0 3298,0 3298,671 0,671">
          <text:p/>
        </draw:polygon>
        <draw:polygon draw:style-name="gr8" draw:text-style-name="P8" draw:layer="layout" svg:width="3.297cm" svg:height="0.025cm" svg:x="3.882cm" svg:y="12.823cm" svg:viewBox="0 0 3298 26" draw:points="0,0 3298,0 3298,26 0,26">
          <text:p/>
        </draw:polygon>
        <draw:frame draw:style-name="gr16" draw:text-style-name="P11" draw:layer="layout" svg:width="0.371cm" svg:height="0.45cm" svg:x="18.854cm" svg:y="10.908cm">
          <draw:text-box>
            <text:p text:style-name="P3"><text:span text:style-name="T9">)</text:span></text:p>
          </draw:text-box>
        </draw:frame>
        <draw:frame draw:style-name="gr47" draw:text-style-name="P11" draw:layer="layout" svg:width="2.919cm" svg:height="0.45cm" svg:x="4.081cm" svg:y="12.222cm">
          <draw:text-box>
            <text:p text:style-name="P3"><text:span text:style-name="T9">MMMMMMMMMMMMM</text:span></text:p>
          </draw:text-box>
        </draw:frame>
        <draw:polygon draw:style-name="gr7" draw:text-style-name="P7" draw:layer="layout" svg:width="3.297cm" svg:height="0.67cm" svg:x="7.327cm" svg:y="12.178cm" svg:viewBox="0 0 3298 671" draw:points="0,0 3298,0 3298,671 0,671">
          <text:p/>
        </draw:polygon>
        <draw:polygon draw:style-name="gr8" draw:text-style-name="P8" draw:layer="layout" svg:width="3.297cm" svg:height="0.025cm" svg:x="7.327cm" svg:y="12.823cm" svg:viewBox="0 0 3298 26" draw:points="0,0 3298,0 3298,26 0,26">
          <text:p/>
        </draw:polygon>
        <draw:frame draw:style-name="gr26" draw:text-style-name="P14" draw:layer="layout" svg:width="1.598cm" svg:height="0.255cm" svg:x="4.738cm" svg:y="12.963cm">
          <draw:text-box>
            <text:p text:style-name="P3"><text:span text:style-name="T12">function name</text:span></text:p>
          </draw:text-box>
        </draw:frame>
        <draw:frame draw:style-name="gr36" draw:text-style-name="P11" draw:layer="layout" svg:width="2.246cm" svg:height="0.45cm" svg:x="7.861cm" svg:y="12.222cm">
          <draw:text-box>
            <text:p text:style-name="P3"><text:span text:style-name="T9">MMMMMMMMMM</text:span></text:p>
          </draw:text-box>
        </draw:frame>
        <draw:polygon draw:style-name="gr7" draw:text-style-name="P7" draw:layer="layout" svg:width="7.263cm" svg:height="0.67cm" svg:x="11.492cm" svg:y="12.178cm" svg:viewBox="0 0 7264 671" draw:points="0,0 7264,0 7264,671 0,671">
          <text:p/>
        </draw:polygon>
        <draw:polygon draw:style-name="gr8" draw:text-style-name="P8" draw:layer="layout" svg:width="7.263cm" svg:height="0.025cm" svg:x="11.492cm" svg:y="12.823cm" svg:viewBox="0 0 7264 26" draw:points="0,0 7264,0 7264,26 0,26">
          <text:p/>
        </draw:polygon>
        <draw:frame draw:style-name="gr32" draw:text-style-name="P14" draw:layer="layout" svg:width="0.849cm" svg:height="0.255cm" svg:x="8.58cm" svg:y="12.963cm">
          <draw:text-box>
            <text:p text:style-name="P3"><text:span text:style-name="T12">input(s)</text:span></text:p>
          </draw:text-box>
        </draw:frame>
        <draw:frame draw:style-name="gr36" draw:text-style-name="P11" draw:layer="layout" svg:width="2.246cm" svg:height="0.45cm" svg:x="11.492cm" svg:y="12.222cm">
          <draw:text-box>
            <text:p text:style-name="P3"><text:span text:style-name="T9">MMMMMMMMMM</text:span></text:p>
          </draw:text-box>
        </draw:frame>
        <draw:polygon draw:style-name="gr8" draw:text-style-name="P8" draw:layer="layout" svg:width="9.915cm" svg:height="0.025cm" svg:x="9.162cm" svg:y="12.823cm" svg:viewBox="0 0 9916 26" draw:points="0,0 9916,0 9916,26 0,26">
          <text:p/>
        </draw:polygon>
        <draw:frame draw:style-name="gr33" draw:text-style-name="P14" draw:layer="layout" svg:width="3.033cm" svg:height="0.255cm" svg:x="13.624cm" svg:y="12.963cm">
          <draw:text-box>
            <text:p text:style-name="P3"><text:span text:style-name="T12">what the function produces</text:span></text:p>
          </draw:text-box>
        </draw:frame>
        <draw:polygon draw:style-name="gr7" draw:text-style-name="P7" draw:layer="layout" svg:width="3.297cm" svg:height="0.669cm" svg:x="3.882cm" svg:y="13.492cm" svg:viewBox="0 0 3298 670" draw:points="0,0 3298,0 3298,670 0,670">
          <text:p/>
        </draw:polygon>
        <draw:polygon draw:style-name="gr8" draw:text-style-name="P8" draw:layer="layout" svg:width="3.297cm" svg:height="0.025cm" svg:x="3.882cm" svg:y="14.136cm" svg:viewBox="0 0 3298 26" draw:points="0,0 3298,0 3298,26 0,26">
          <text:p/>
        </draw:polygon>
        <draw:frame draw:style-name="gr16" draw:text-style-name="P11" draw:layer="layout" svg:width="0.371cm" svg:height="0.45cm" svg:x="18.854cm" svg:y="12.222cm">
          <draw:text-box>
            <text:p text:style-name="P3"><text:span text:style-name="T9">)</text:span></text:p>
          </draw:text-box>
        </draw:frame>
        <draw:frame draw:style-name="gr47" draw:text-style-name="P11" draw:layer="layout" svg:width="2.919cm" svg:height="0.45cm" svg:x="4.081cm" svg:y="13.536cm">
          <draw:text-box>
            <text:p text:style-name="P3"><text:span text:style-name="T9">MMMMMMMMMMMMM</text:span></text:p>
          </draw:text-box>
        </draw:frame>
        <draw:polygon draw:style-name="gr7" draw:text-style-name="P7" draw:layer="layout" svg:width="3.297cm" svg:height="0.669cm" svg:x="7.327cm" svg:y="13.492cm" svg:viewBox="0 0 3298 670" draw:points="0,0 3298,0 3298,670 0,670">
          <text:p/>
        </draw:polygon>
        <draw:polygon draw:style-name="gr8" draw:text-style-name="P8" draw:layer="layout" svg:width="3.297cm" svg:height="0.025cm" svg:x="7.327cm" svg:y="14.136cm" svg:viewBox="0 0 3298 26" draw:points="0,0 3298,0 3298,26 0,26">
          <text:p/>
        </draw:polygon>
        <draw:frame draw:style-name="gr26" draw:text-style-name="P14" draw:layer="layout" svg:width="1.598cm" svg:height="0.255cm" svg:x="4.738cm" svg:y="14.277cm">
          <draw:text-box>
            <text:p text:style-name="P3"><text:span text:style-name="T12">function name</text:span></text:p>
          </draw:text-box>
        </draw:frame>
        <draw:frame draw:style-name="gr36" draw:text-style-name="P11" draw:layer="layout" svg:width="2.246cm" svg:height="0.45cm" svg:x="7.861cm" svg:y="13.536cm">
          <draw:text-box>
            <text:p text:style-name="P3"><text:span text:style-name="T9">MMMMMMMMMM</text:span></text:p>
          </draw:text-box>
        </draw:frame>
        <draw:polygon draw:style-name="gr7" draw:text-style-name="P7" draw:layer="layout" svg:width="7.263cm" svg:height="0.669cm" svg:x="11.492cm" svg:y="13.492cm" svg:viewBox="0 0 7264 670" draw:points="0,0 7264,0 7264,670 0,670">
          <text:p/>
        </draw:polygon>
        <draw:polygon draw:style-name="gr8" draw:text-style-name="P8" draw:layer="layout" svg:width="7.263cm" svg:height="0.025cm" svg:x="11.492cm" svg:y="14.136cm" svg:viewBox="0 0 7264 26" draw:points="0,0 7264,0 7264,26 0,26">
          <text:p/>
        </draw:polygon>
        <draw:frame draw:style-name="gr32" draw:text-style-name="P14" draw:layer="layout" svg:width="0.849cm" svg:height="0.255cm" svg:x="8.58cm" svg:y="14.277cm">
          <draw:text-box>
            <text:p text:style-name="P3"><text:span text:style-name="T12">input(s)</text:span></text:p>
          </draw:text-box>
        </draw:frame>
        <draw:frame draw:style-name="gr36" draw:text-style-name="P11" draw:layer="layout" svg:width="2.246cm" svg:height="0.45cm" svg:x="11.492cm" svg:y="13.536cm">
          <draw:text-box>
            <text:p text:style-name="P3"><text:span text:style-name="T9">MMMMMMMMMM</text:span></text:p>
          </draw:text-box>
        </draw:frame>
        <draw:polygon draw:style-name="gr8" draw:text-style-name="P8" draw:layer="layout" svg:width="9.915cm" svg:height="0.025cm" svg:x="9.162cm" svg:y="14.136cm" svg:viewBox="0 0 9916 26" draw:points="0,0 9916,0 9916,26 0,26">
          <text:p/>
        </draw:polygon>
        <draw:frame draw:style-name="gr33" draw:text-style-name="P14" draw:layer="layout" svg:width="3.033cm" svg:height="0.255cm" svg:x="13.624cm" svg:y="14.277cm">
          <draw:text-box>
            <text:p text:style-name="P3"><text:span text:style-name="T12">what the function produces</text:span></text:p>
          </draw:text-box>
        </draw:frame>
        <draw:polygon draw:style-name="gr7" draw:text-style-name="P7" draw:layer="layout" svg:width="3.297cm" svg:height="0.669cm" svg:x="3.659cm" svg:y="16.293cm" svg:viewBox="0 0 3298 670" draw:points="0,0 3298,0 3298,670 0,670">
          <text:p/>
        </draw:polygon>
        <draw:polygon draw:style-name="gr8" draw:text-style-name="P8" draw:layer="layout" svg:width="3.297cm" svg:height="0.024cm" svg:x="3.659cm" svg:y="16.938cm" svg:viewBox="0 0 3298 25" draw:points="0,0 3298,0 3298,25 0,25">
          <text:p/>
        </draw:polygon>
        <draw:frame draw:style-name="gr16" draw:text-style-name="P11" draw:layer="layout" svg:width="0.371cm" svg:height="0.45cm" svg:x="18.854cm" svg:y="13.536cm">
          <draw:text-box>
            <text:p text:style-name="P3"><text:span text:style-name="T9">)</text:span></text:p>
          </draw:text-box>
        </draw:frame>
        <draw:frame draw:style-name="gr47" draw:text-style-name="P11" draw:layer="layout" svg:width="2.919cm" svg:height="0.45cm" svg:x="3.858cm" svg:y="16.337cm">
          <draw:text-box>
            <text:p text:style-name="P3"><text:span text:style-name="T9">MMMMMMMMMMMMM</text:span></text:p>
          </draw:text-box>
        </draw:frame>
        <draw:polygon draw:style-name="gr7" draw:text-style-name="P7" draw:layer="layout" svg:width="3.297cm" svg:height="0.669cm" svg:x="7.104cm" svg:y="16.293cm" svg:viewBox="0 0 3298 670" draw:points="0,0 3298,0 3298,670 0,670">
          <text:p/>
        </draw:polygon>
        <draw:polygon draw:style-name="gr8" draw:text-style-name="P8" draw:layer="layout" svg:width="3.297cm" svg:height="0.024cm" svg:x="7.104cm" svg:y="16.938cm" svg:viewBox="0 0 3298 25" draw:points="0,0 3298,0 3298,25 0,25">
          <text:p/>
        </draw:polygon>
        <draw:frame draw:style-name="gr26" draw:text-style-name="P14" draw:layer="layout" svg:width="1.598cm" svg:height="0.255cm" svg:x="4.515cm" svg:y="17.078cm">
          <draw:text-box>
            <text:p text:style-name="P3"><text:span text:style-name="T12">function name</text:span></text:p>
          </draw:text-box>
        </draw:frame>
        <draw:frame draw:style-name="gr35" draw:text-style-name="P11" draw:layer="layout" svg:width="1.124cm" svg:height="0.45cm" svg:x="8.196cm" svg:y="16.337cm">
          <draw:text-box>
            <text:p text:style-name="P3"><text:span text:style-name="T9">MMMMM</text:span></text:p>
          </draw:text-box>
        </draw:frame>
        <draw:polygon draw:style-name="gr7" draw:text-style-name="P7" draw:layer="layout" svg:width="3.297cm" svg:height="0.669cm" svg:x="3.882cm" svg:y="17.607cm" svg:viewBox="0 0 3298 670" draw:points="0,0 3298,0 3298,670 0,670">
          <text:p/>
        </draw:polygon>
        <draw:polygon draw:style-name="gr8" draw:text-style-name="P8" draw:layer="layout" svg:width="3.297cm" svg:height="0.026cm" svg:x="3.882cm" svg:y="18.251cm" svg:viewBox="0 0 3298 27" draw:points="0,0 3298,0 3298,27 0,27">
          <text:p/>
        </draw:polygon>
        <draw:frame draw:style-name="gr38" draw:text-style-name="P14" draw:layer="layout" svg:width="1.001cm" svg:height="0.255cm" svg:x="8.27cm" svg:y="17.078cm">
          <draw:text-box>
            <text:p text:style-name="P3"><text:span text:style-name="T12">variables</text:span></text:p>
          </draw:text-box>
        </draw:frame>
        <draw:polygon draw:style-name="gr7" draw:text-style-name="P7" draw:layer="layout" svg:width="3.297cm" svg:height="0.669cm" svg:x="11.12cm" svg:y="18.921cm" svg:viewBox="0 0 3298 670" draw:points="0,0 3298,0 3298,670 0,670">
          <text:p/>
        </draw:polygon>
        <draw:polygon draw:style-name="gr8" draw:text-style-name="P8" draw:layer="layout" svg:width="3.297cm" svg:height="0.025cm" svg:x="11.12cm" svg:y="19.565cm" svg:viewBox="0 0 3298 26" draw:points="0,0 3298,0 3298,26 0,26">
          <text:p/>
        </draw:polygon>
        <draw:frame draw:style-name="gr25" draw:text-style-name="P11" draw:layer="layout" svg:width="0.899cm" svg:height="0.45cm" svg:x="3.882cm" svg:y="17.65cm">
          <draw:text-box>
            <text:p text:style-name="P3"><text:span text:style-name="T9">MMMM</text:span></text:p>
          </draw:text-box>
        </draw:frame>
        <draw:polygon draw:style-name="gr8" draw:text-style-name="P8" draw:layer="layout" svg:width="9.915cm" svg:height="0.025cm" svg:x="9.162cm" svg:y="19.565cm" svg:viewBox="0 0 9916 26" draw:points="0,0 9916,0 9916,26 0,26">
          <text:p/>
        </draw:polygon>
        <draw:frame draw:style-name="gr24" draw:text-style-name="P11" draw:layer="layout" svg:width="1.797cm" svg:height="0.45cm" svg:x="11.877cm" svg:y="18.964cm">
          <draw:text-box>
            <text:p text:style-name="P3"><text:span text:style-name="T9">MMMMMMMM</text:span></text:p>
          </draw:text-box>
        </draw:frame>
        <draw:polygon draw:style-name="gr7" draw:text-style-name="P7" draw:layer="layout" svg:width="3.297cm" svg:height="0.67cm" svg:x="11.12cm" svg:y="20.234cm" svg:viewBox="0 0 3298 671" draw:points="0,0 3298,0 3298,671 0,671">
          <text:p/>
        </draw:polygon>
        <draw:polygon draw:style-name="gr8" draw:text-style-name="P8" draw:layer="layout" svg:width="3.297cm" svg:height="0.025cm" svg:x="11.12cm" svg:y="20.879cm" svg:viewBox="0 0 3298 26" draw:points="0,0 3298,0 3298,26 0,26">
          <text:p/>
        </draw:polygon>
        <draw:frame draw:style-name="gr16" draw:text-style-name="P11" draw:layer="layout" svg:width="0.371cm" svg:height="0.45cm" svg:x="18.854cm" svg:y="18.964cm">
          <draw:text-box>
            <text:p text:style-name="P3"><text:span text:style-name="T9">]</text:span></text:p>
          </draw:text-box>
        </draw:frame>
        <draw:polygon draw:style-name="gr8" draw:text-style-name="P8" draw:layer="layout" svg:width="9.915cm" svg:height="0.025cm" svg:x="9.162cm" svg:y="20.879cm" svg:viewBox="0 0 9916 26" draw:points="0,0 9916,0 9916,26 0,26">
          <text:p/>
        </draw:polygon>
        <draw:frame draw:style-name="gr24" draw:text-style-name="P11" draw:layer="layout" svg:width="1.797cm" svg:height="0.45cm" svg:x="11.877cm" svg:y="20.278cm">
          <draw:text-box>
            <text:p text:style-name="P3"><text:span text:style-name="T9">MMMMMMMM</text:span></text:p>
          </draw:text-box>
        </draw:frame>
        <draw:polygon draw:style-name="gr7" draw:text-style-name="P7" draw:layer="layout" svg:width="3.297cm" svg:height="0.669cm" svg:x="11.12cm" svg:y="21.548cm" svg:viewBox="0 0 3298 670" draw:points="0,0 3298,0 3298,670 0,670">
          <text:p/>
        </draw:polygon>
        <draw:polygon draw:style-name="gr8" draw:text-style-name="P8" draw:layer="layout" svg:width="3.297cm" svg:height="0.024cm" svg:x="11.12cm" svg:y="22.193cm" svg:viewBox="0 0 3298 25" draw:points="0,0 3298,0 3298,25 0,25">
          <text:p/>
        </draw:polygon>
        <draw:frame draw:style-name="gr16" draw:text-style-name="P11" draw:layer="layout" svg:width="0.371cm" svg:height="0.45cm" svg:x="18.854cm" svg:y="20.278cm">
          <draw:text-box>
            <text:p text:style-name="P3"><text:span text:style-name="T9">]</text:span></text:p>
          </draw:text-box>
        </draw:frame>
        <draw:polygon draw:style-name="gr8" draw:text-style-name="P8" draw:layer="layout" svg:width="9.915cm" svg:height="0.024cm" svg:x="9.806cm" svg:y="22.193cm" svg:viewBox="0 0 9916 25" draw:points="0,0 9916,0 9916,25 0,25">
          <text:p/>
        </draw:polygon>
        <draw:frame draw:style-name="gr16" draw:text-style-name="P11" draw:layer="layout" svg:width="0.371cm" svg:height="0.45cm" svg:x="12.657cm" svg:y="21.592cm">
          <draw:text-box>
            <text:p text:style-name="P3"><text:span text:style-name="T9">M</text:span></text:p>
          </draw:text-box>
        </draw:frame>
        <draw:polygon draw:style-name="gr7" draw:text-style-name="P7" draw:layer="layout" svg:width="6.866cm" svg:height="0.669cm" svg:x="4.105cm" svg:y="18.921cm" svg:viewBox="0 0 6867 670" draw:points="0,0 6867,0 6867,670 0,670">
          <text:p/>
        </draw:polygon>
        <draw:polygon draw:style-name="gr8" draw:text-style-name="P8" draw:layer="layout" svg:width="6.866cm" svg:height="0.025cm" svg:x="4.105cm" svg:y="19.565cm" svg:viewBox="0 0 6867 26" draw:points="0,0 0,26 6867,26 6545,0">
          <text:p/>
        </draw:polygon>
        <draw:polygon draw:style-name="gr7" draw:text-style-name="P7" draw:layer="layout" svg:width="0.322cm" svg:height="0.669cm" svg:x="10.649cm" svg:y="18.921cm" svg:viewBox="0 0 323 670" draw:points="0,0 0,645 323,670 323,0">
          <text:p/>
        </draw:polygon>
        <draw:frame draw:style-name="gr39" draw:text-style-name="P11" draw:layer="layout" svg:width="0.675cm" svg:height="0.45cm" svg:x="19.053cm" svg:y="21.592cm">
          <draw:text-box>
            <text:p text:style-name="P3"><text:span text:style-name="T9">]))</text:span></text:p>
          </draw:text-box>
        </draw:frame>
        <draw:polygon draw:style-name="gr7" draw:text-style-name="P7" draw:layer="layout" svg:width="6.866cm" svg:height="0.67cm" svg:x="4.105cm" svg:y="20.234cm" svg:viewBox="0 0 6867 671" draw:points="0,0 6867,0 6867,671 0,671">
          <text:p/>
        </draw:polygon>
        <draw:polygon draw:style-name="gr8" draw:text-style-name="P8" draw:layer="layout" svg:width="6.866cm" svg:height="0.025cm" svg:x="4.105cm" svg:y="20.879cm" svg:viewBox="0 0 6867 26" draw:points="0,0 0,26 6867,26 6545,0">
          <text:p/>
        </draw:polygon>
        <draw:polygon draw:style-name="gr7" draw:text-style-name="P7" draw:layer="layout" svg:width="0.322cm" svg:height="0.67cm" svg:x="10.649cm" svg:y="20.234cm" svg:viewBox="0 0 323 671" draw:points="0,0 0,646 323,671 323,0">
          <text:p/>
        </draw:polygon>
        <draw:frame draw:style-name="gr49" draw:text-style-name="P11" draw:layer="layout" svg:width="3.816cm" svg:height="0.45cm" svg:x="4.106cm" svg:y="18.964cm">
          <draw:text-box>
            <text:p text:style-name="P3"><text:span text:style-name="T9">MMMMMMMMMMMMMMMMM</text:span></text:p>
          </draw:text-box>
        </draw:frame>
        <draw:polygon draw:style-name="gr7" draw:text-style-name="P7" draw:layer="layout" svg:width="6.866cm" svg:height="0.669cm" svg:x="4.105cm" svg:y="21.548cm" svg:viewBox="0 0 6867 670" draw:points="0,0 6867,0 6867,670 0,670">
          <text:p/>
        </draw:polygon>
        <draw:polygon draw:style-name="gr8" draw:text-style-name="P8" draw:layer="layout" svg:width="6.866cm" svg:height="0.024cm" svg:x="4.105cm" svg:y="22.193cm" svg:viewBox="0 0 6867 25" draw:points="0,0 0,25 6867,25 6545,0">
          <text:p/>
        </draw:polygon>
        <draw:polygon draw:style-name="gr7" draw:text-style-name="P7" draw:layer="layout" svg:width="0.322cm" svg:height="0.669cm" svg:x="10.649cm" svg:y="21.548cm" svg:viewBox="0 0 323 670" draw:points="0,0 0,646 323,670 323,0">
          <text:p/>
        </draw:polygon>
        <draw:frame draw:style-name="gr50" draw:text-style-name="P11" draw:layer="layout" svg:width="4.265cm" svg:height="0.45cm" svg:x="4.106cm" svg:y="20.278cm">
          <draw:text-box>
            <text:p text:style-name="P3"><text:span text:style-name="T9">MMMMMMMMMMMMMMMMMMM</text:span></text:p>
          </draw:text-box>
        </draw:frame>
        <draw:frame draw:style-name="gr25" draw:text-style-name="P11" draw:layer="layout" svg:width="0.899cm" svg:height="0.45cm" svg:x="4.106cm" svg:y="21.592cm">
          <draw:text-box>
            <text:p text:style-name="P3"><text:span text:style-name="T9">MMMM</text:span></text:p>
          </draw:text-box>
        </draw:frame>
        <draw:frame draw:style-name="gr6" draw:text-style-name="P6" draw:layer="layout" svg:width="0.451cm" svg:height="0.412cm" svg:x="10.619cm" svg:y="26.446cm">
          <draw:text-box>
            <text:p text:style-name="P3"><text:span text:style-name="T3">2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0T21:38:33.510221797</dc:date>
    <meta:editing-duration>PT35M24S</meta:editing-duration>
    <meta:editing-cycles>6</meta:editing-cycles>
    <meta:generator>LibreOffice/5.1.6.2$Linux_X86_64 LibreOffice_project/10m0$Build-2</meta:generator>
    <meta:document-statistic meta:object-count="329"/>
  </office:meta>
</office:document-meta>
</file>